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146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2.1736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457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1.078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2591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5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66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 fo:border="0.0008in solid #000000"/>
    </style:style>
    <style:style style:name="ce8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9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95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9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ar" style:country-complex="SA" style:font-style-complex="normal"/>
      <style:map style:condition="cell-content()&gt;0" style:apply-style-name="Absent" style:base-cell-address="Tong_Hop_Ngay_Nghi_2015.C2"/>
    </style:style>
    <style:style style:name="ce98" style:family="table-cell" style:parent-style-name="Default">
      <style:table-cell-properties fo:wrap-option="wrap" fo:border="0.0008in solid #000000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3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7">
            <text:p>0.7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5">
            <text:p>0.5</text:p>
          </table:table-cell>
          <table:table-cell table:style-name="ce27" office:value-type="string">
            <text:p>Update:</text:p>
            <text:p>- Remove Huy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6">
            <text:p>0.6</text:p>
          </table:table-cell>
          <table:table-cell table:style-name="ce27" office:value-type="string">
            <text:p>Update:</text:p>
            <text:p>- Remove LocNPQ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7">
            <text:p>0.7</text:p>
          </table:table-cell>
          <table:table-cell table:style-name="ce27" office:value-type="string">
            <text:p>Update:</text:p>
            <text:p>- Remove Phong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23" table:default-cell-style-name="Default"/>
        <table:table-column table:style-name="co7" table:number-columns-repeated="1012" table:default-cell-style-name="Default"/>
        <table:table-row table:style-name="ro10">
          <table:table-cell table:style-name="ce85" office:value-type="string">
            <text:p>Tổng hợp ngày nghỉ 2015</text:p>
          </table:table-cell>
          <table:table-cell table:style-name="ce42" table:number-columns-repeated="6"/>
          <table:table-cell table:style-name="ce95"/>
          <table:table-cell table:style-name="ce42" table:number-columns-repeated="4"/>
          <table:table-cell table:number-columns-repeated="1012"/>
        </table:table-row>
        <table:table-row table:style-name="ro10" table:number-rows-repeated="4">
          <table:table-cell table:style-name="ce85"/>
          <table:table-cell table:style-name="ce42" table:number-columns-repeated="6"/>
          <table:table-cell table:style-name="ce95"/>
          <table:table-cell table:style-name="ce42" table:number-columns-repeated="4"/>
          <table:table-cell table:number-columns-repeated="1012"/>
        </table:table-row>
        <table:table-row table:style-name="ro11">
          <table:table-cell table:style-name="ce86" office:value-type="string">
            <text:p>No.</text:p>
          </table:table-cell>
          <table:table-cell table:style-name="ce86" office:value-type="string">
            <text:p>Name</text:p>
          </table:table-cell>
          <table:table-cell table:style-name="ce88" office:value-type="string">
            <office:annotation draw:style-name="gr12" draw:text-style-name="P1" svg:width="3.4126in" svg:height="1.3232in" svg:x="2.9559in" svg:y="0.163in" draw:caption-point-x="-0.7689in" draw:caption-point-y="1.2008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88" office:value-type="string">
            <office:annotation draw:style-name="gr2" draw:text-style-name="P1" svg:width="1.1413in" svg:height="0.5457in" svg:x="3.3161in" svg:y="0.7925in" draw:caption-point-x="-0.2402in" draw:caption-point-y="0.571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88" office:value-type="string">
            <text:p>Working To</text:p>
          </table:table-cell>
          <table:table-cell table:style-name="ce88" office:value-type="string">
            <office:annotation draw:style-name="gr3" draw:text-style-name="P1" svg:width="1.1413in" svg:height="0.7012in" svg:x="5.2969in" svg:y="0.7925in" draw:caption-point-x="-0.2622in" draw:caption-point-y="0.571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88" office:value-type="string">
            <office:annotation draw:style-name="gr2" draw:text-style-name="P1" svg:width="1.1413in" svg:height="0.5457in" svg:x="5.2748in" svg:y="0.7925in" draw:caption-point-x="-0.2402in" draw:caption-point-y="0.571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96" office:value-type="string">
            <office:annotation draw:style-name="gr4" draw:text-style-name="P1" svg:width="1.1413in" svg:height="0.3902in" svg:x="6.1638in" svg:y="0.7925in" draw:caption-point-x="-0.2402in" draw:caption-point-y="0.571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88" office:value-type="string">
            <text:p>Remaining Leave Days</text:p>
          </table:table-cell>
          <table:table-cell table:style-name="ce88" office:value-type="string">
            <text:p>Leave Days Already Subtracted From Salary</text:p>
          </table:table-cell>
          <table:table-cell table:style-name="ce88" office:value-type="string">
            <office:annotation office:display="true" draw:style-name="gr5" draw:text-style-name="P1" svg:width="1.9224in" svg:height="1.4787in" svg:x="10.039in" svg:y="0.5067in" draw:caption-point-x="-1.4484in" draw:caption-point-y="0.856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86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89" office:value-type="float" office:value="2.5">
            <text:p>2.5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7]);DATE(YEAR([.D7]);12;31);NOW())" office:value-type="date" office:date-value="2015-08-12T09:46:01.44">
            <text:p>08/12/15</text:p>
          </table:table-cell>
          <table:table-cell table:style-name="ce9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94" table:formula="of:=SUMPRODUCT([Thong_Tin_Ngay_Nghi_201501.$B$3:.$B$29]=[.B7];[Thong_Tin_Ngay_Nghi_201501.$C$3:.$C$29]) + SUMPRODUCT([Thong_Tin_Ngay_Nghi_201502.$B$5:.$B$35]=[.B7];[Thong_Tin_Ngay_Nghi_201502.$C$5:.$C$35])  + SUMPRODUCT([Thong_Tin_Ngay_Nghi_201503.$B$5:.$B$34]=[.B7];[Thong_Tin_Ngay_Nghi_201503.$C$5:.$C$34])" office:value-type="float" office:value="5">
            <text:p>5</text:p>
          </table:table-cell>
          <table:table-cell table:style-name="ce97" table:formula="of:=SUMPRODUCT([Thong_Tin_Ngay_Nghi_201501.$B$3:.$B$29]=[.B7];[Thong_Tin_Ngay_Nghi_201501.$C$3:.$C$29]) + SUMPRODUCT([Thong_Tin_Ngay_Nghi_201502.$B$5:.$B$35]=[.B7];[Thong_Tin_Ngay_Nghi_201502.$C$5:.$C$35])  + SUMPRODUCT([Thong_Tin_Ngay_Nghi_201503.$B$5:.$B$34]=[.B7];[Thong_Tin_Ngay_Nghi_201503.$C$5:.$C$34]) +  SUMPRODUCT([Thong_Tin_Ngay_Nghi_201504.$B$5:.$B$40]=[.B7];[Thong_Tin_Ngay_Nghi_201504.$C$5:.$C$40])" office:value-type="float" office:value="6">
            <text:p>6</text:p>
          </table:table-cell>
          <table:table-cell table:style-name="ce89" table:formula="of:=IF(DATE(YEAR([.E7]);MONTH([.E7]);DAY([.E7]))&lt;=DATE(YEAR([.E7]);3;31); [.F7]+[.C7]-[.G7]; IF([.G7]-[.C7]&lt;0;[.F7]-[.H7];[.F7]+[.C7]-[.H7]))" office:value-type="float" office:value="3.5">
            <text:p>3.5</text:p>
          </table:table-cell>
          <table:table-cell table:style-name="ce89"/>
          <table:table-cell table:style-name="ce89" table:formula="of:=[.I7]+[.J7]" office:value-type="float" office:value="3.5">
            <text:p>3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9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8]);DATE(YEAR([.D8]);12;31);NOW())" office:value-type="date" office:date-value="2015-08-12T09:46:01.44">
            <text:p>08/12/15</text:p>
          </table:table-cell>
          <table:table-cell table:style-name="ce9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7">
            <text:p>7</text:p>
          </table:table-cell>
          <table:table-cell table:style-name="ce94" table:formula="of:=SUMPRODUCT([Thong_Tin_Ngay_Nghi_201501.$B$3:.$B$29]=[.B8];[Thong_Tin_Ngay_Nghi_201501.$C$3:.$C$29]) + SUMPRODUCT([Thong_Tin_Ngay_Nghi_201502.$B$5:.$B$35]=[.B8];[Thong_Tin_Ngay_Nghi_201502.$C$5:.$C$35])  + SUMPRODUCT([Thong_Tin_Ngay_Nghi_201503.$B$5:.$B$34]=[.B8];[Thong_Tin_Ngay_Nghi_201503.$C$5:.$C$34])" office:value-type="float" office:value="2.5">
            <text:p>2.5</text:p>
          </table:table-cell>
          <table:table-cell table:style-name="ce97" table:formula="of:=SUMPRODUCT([Thong_Tin_Ngay_Nghi_201501.$B$3:.$B$29]=[.B8];[Thong_Tin_Ngay_Nghi_201501.$C$3:.$C$29]) + SUMPRODUCT([Thong_Tin_Ngay_Nghi_201502.$B$5:.$B$35]=[.B8];[Thong_Tin_Ngay_Nghi_201502.$C$5:.$C$35])  + SUMPRODUCT([Thong_Tin_Ngay_Nghi_201503.$B$5:.$B$34]=[.B8];[Thong_Tin_Ngay_Nghi_201503.$C$5:.$C$34]) +  SUMPRODUCT([Thong_Tin_Ngay_Nghi_201504.$B$5:.$B$40]=[.B8];[Thong_Tin_Ngay_Nghi_201504.$C$5:.$C$40])" office:value-type="float" office:value="2.5">
            <text:p>2.5</text:p>
          </table:table-cell>
          <table:table-cell table:style-name="ce89" table:formula="of:=IF(DATE(YEAR([.E8]);MONTH([.E8]);DAY([.E8]))&lt;=DATE(YEAR([.E8]);3;31); [.F8]+[.C8]-[.G8]; IF([.G8]-[.C8]&lt;0;[.F8]-[.H8];[.F8]+[.C8]-[.H8]))" office:value-type="float" office:value="4.5">
            <text:p>4.5</text:p>
          </table:table-cell>
          <table:table-cell table:style-name="ce89"/>
          <table:table-cell table:style-name="ce89" table:formula="of:=[.I8]+[.J8]" office:value-type="float" office:value="4.5">
            <text:p>4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89" office:value-type="float" office:value="6">
            <text:p>6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9]);DATE(YEAR([.D9]);12;31);NOW())" office:value-type="date" office:date-value="2015-08-12T09:46:01.44">
            <text:p>08/12/15</text:p>
          </table:table-cell>
          <table:table-cell table:style-name="ce9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94" table:formula="of:=SUMPRODUCT([Thong_Tin_Ngay_Nghi_201501.$B$3:.$B$29]=[.B9];[Thong_Tin_Ngay_Nghi_201501.$C$3:.$C$29]) + SUMPRODUCT([Thong_Tin_Ngay_Nghi_201502.$B$5:.$B$35]=[.B9];[Thong_Tin_Ngay_Nghi_201502.$C$5:.$C$35])  + SUMPRODUCT([Thong_Tin_Ngay_Nghi_201503.$B$5:.$B$34]=[.B9];[Thong_Tin_Ngay_Nghi_201503.$C$5:.$C$34])" office:value-type="float" office:value="5">
            <text:p>5</text:p>
          </table:table-cell>
          <table:table-cell table:style-name="ce97" table:formula="of:=SUMPRODUCT([Thong_Tin_Ngay_Nghi_201501.$B$3:.$B$29]=[.B9];[Thong_Tin_Ngay_Nghi_201501.$C$3:.$C$29]) + SUMPRODUCT([Thong_Tin_Ngay_Nghi_201502.$B$5:.$B$35]=[.B9];[Thong_Tin_Ngay_Nghi_201502.$C$5:.$C$35])  + SUMPRODUCT([Thong_Tin_Ngay_Nghi_201503.$B$5:.$B$34]=[.B9];[Thong_Tin_Ngay_Nghi_201503.$C$5:.$C$34]) +  SUMPRODUCT([Thong_Tin_Ngay_Nghi_201504.$B$5:.$B$40]=[.B9];[Thong_Tin_Ngay_Nghi_201504.$C$5:.$C$40])" office:value-type="float" office:value="5">
            <text:p>5</text:p>
          </table:table-cell>
          <table:table-cell table:style-name="ce89" table:formula="of:=IF(DATE(YEAR([.E9]);MONTH([.E9]);DAY([.E9]))&lt;=DATE(YEAR([.E9]);3;31); [.F9]+[.C9]-[.G9]; IF([.G9]-[.C9]&lt;0;[.F9]-[.H9];[.F9]+[.C9]-[.H9]))" office:value-type="float" office:value="2">
            <text:p>2</text:p>
          </table:table-cell>
          <table:table-cell table:style-name="ce89"/>
          <table:table-cell table:style-name="ce89" table:formula="of:=[.I9]+[.J9]" office:value-type="float" office:value="2">
            <text:p>2</text:p>
          </table:table-cell>
          <table:table-cell table:style-name="ce98"/>
          <table:table-cell table:number-columns-repeated="1012"/>
        </table:table-row>
        <table:table-row table:style-name="ro12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0]);DATE(YEAR([.D10]);12;31);NOW())" office:value-type="date" office:date-value="2015-08-12T09:46:01.44">
            <text:p>08/12/15</text:p>
          </table:table-cell>
          <table:table-cell table:style-name="ce9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94" table:formula="of:=SUMPRODUCT([Thong_Tin_Ngay_Nghi_201501.$B$3:.$B$29]=[.B10];[Thong_Tin_Ngay_Nghi_201501.$C$3:.$C$29]) + SUMPRODUCT([Thong_Tin_Ngay_Nghi_201502.$B$5:.$B$35]=[.B10];[Thong_Tin_Ngay_Nghi_201502.$C$5:.$C$35])  + SUMPRODUCT([Thong_Tin_Ngay_Nghi_201503.$B$5:.$B$34]=[.B10];[Thong_Tin_Ngay_Nghi_201503.$C$5:.$C$34])" office:value-type="float" office:value="8.5">
            <text:p>8.5</text:p>
          </table:table-cell>
          <table:table-cell table:style-name="ce97" table:formula="of:=SUMPRODUCT([Thong_Tin_Ngay_Nghi_201501.$B$3:.$B$29]=[.B10];[Thong_Tin_Ngay_Nghi_201501.$C$3:.$C$29]) + SUMPRODUCT([Thong_Tin_Ngay_Nghi_201502.$B$5:.$B$35]=[.B10];[Thong_Tin_Ngay_Nghi_201502.$C$5:.$C$35])  + SUMPRODUCT([Thong_Tin_Ngay_Nghi_201503.$B$5:.$B$34]=[.B10];[Thong_Tin_Ngay_Nghi_201503.$C$5:.$C$34]) +  SUMPRODUCT([Thong_Tin_Ngay_Nghi_201504.$B$5:.$B$40]=[.B10];[Thong_Tin_Ngay_Nghi_201504.$C$5:.$C$40])" office:value-type="float" office:value="9.5">
            <text:p>9.5</text:p>
          </table:table-cell>
          <table:table-cell table:style-name="ce89" table:formula="of:=IF(DATE(YEAR([.E10]);MONTH([.E10]);DAY([.E10]))&lt;=DATE(YEAR([.E10]);3;31); [.F10]+[.C10]-[.G10]; IF([.G10]-[.C10]&lt;0;[.F10]-[.H10];[.F10]+[.C10]-[.H10]))" office:value-type="float" office:value="-0.5">
            <text:p>-0.5</text:p>
          </table:table-cell>
          <table:table-cell table:style-name="ce89" office:value-type="float" office:value="3.5">
            <text:p>3.5</text:p>
          </table:table-cell>
          <table:table-cell table:style-name="ce89" table:formula="of:=[.I10]+[.J10]" office:value-type="float" office:value="3">
            <text:p>3</text:p>
          </table:table-cell>
          <table:table-cell table:style-name="ce98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/>
          <table:table-cell table:style-name="ce43" office:value-type="string">
            <text:p>Giau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20">
            <text:p>04/20/15</text:p>
          </table:table-cell>
          <table:table-cell table:style-name="ce91" table:formula="of:=IF(YEAR(NOW())&gt;YEAR([.D11]);DATE(YEAR([.D11]);12;31);NOW())" office:value-type="date" office:date-value="2015-08-12T09:46:01.44">
            <text:p>08/12/15</text:p>
          </table:table-cell>
          <table:table-cell table:style-name="ce9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3">
            <text:p>3</text:p>
          </table:table-cell>
          <table:table-cell table:style-name="ce94"/>
          <table:table-cell table:style-name="ce97" table:formula="of:=SUMPRODUCT([Thong_Tin_Ngay_Nghi_201501.$B$3:.$B$29]=[.B11];[Thong_Tin_Ngay_Nghi_201501.$C$3:.$C$29]) + SUMPRODUCT([Thong_Tin_Ngay_Nghi_201502.$B$5:.$B$35]=[.B11];[Thong_Tin_Ngay_Nghi_201502.$C$5:.$C$35])  + SUMPRODUCT([Thong_Tin_Ngay_Nghi_201503.$B$5:.$B$34]=[.B11];[Thong_Tin_Ngay_Nghi_201503.$C$5:.$C$34]) +  SUMPRODUCT([Thong_Tin_Ngay_Nghi_201504.$B$5:.$B$40]=[.B11];[Thong_Tin_Ngay_Nghi_201504.$C$5:.$C$40])" office:value-type="float" office:value="0">
            <text:p>0</text:p>
          </table:table-cell>
          <table:table-cell table:style-name="ce89" table:formula="of:=IF(DATE(YEAR([.E11]);MONTH([.E11]);DAY([.E11]))&lt;=DATE(YEAR([.E11]);3;31); [.F11]+[.C11]-[.G11]; IF([.G11]-[.C11]&lt;0;[.F11]-[.H11];[.F11]+[.C11]-[.H11]))" office:value-type="float" office:value="3">
            <text:p>3</text:p>
          </table:table-cell>
          <table:table-cell table:style-name="ce89"/>
          <table:table-cell table:style-name="ce89" table:formula="of:=[.I11]+[.J11]" office:value-type="float" office:value="3">
            <text:p>3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2]);DATE(YEAR([.D12]);12;31);NOW())" office:value-type="date" office:date-value="2015-08-12T09:46:01.44">
            <text:p>08/12/15</text:p>
          </table:table-cell>
          <table:table-cell table:style-name="ce9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94" table:formula="of:=SUMPRODUCT([Thong_Tin_Ngay_Nghi_201501.$B$3:.$B$29]=[.B12];[Thong_Tin_Ngay_Nghi_201501.$C$3:.$C$29]) + SUMPRODUCT([Thong_Tin_Ngay_Nghi_201502.$B$5:.$B$35]=[.B12];[Thong_Tin_Ngay_Nghi_201502.$C$5:.$C$35])  + SUMPRODUCT([Thong_Tin_Ngay_Nghi_201503.$B$5:.$B$34]=[.B12];[Thong_Tin_Ngay_Nghi_201503.$C$5:.$C$34])" office:value-type="float" office:value="3">
            <text:p>3</text:p>
          </table:table-cell>
          <table:table-cell table:style-name="ce97" table:formula="of:=SUMPRODUCT([Thong_Tin_Ngay_Nghi_201501.$B$3:.$B$29]=[.B12];[Thong_Tin_Ngay_Nghi_201501.$C$3:.$C$29]) + SUMPRODUCT([Thong_Tin_Ngay_Nghi_201502.$B$5:.$B$35]=[.B12];[Thong_Tin_Ngay_Nghi_201502.$C$5:.$C$35])  + SUMPRODUCT([Thong_Tin_Ngay_Nghi_201503.$B$5:.$B$34]=[.B12];[Thong_Tin_Ngay_Nghi_201503.$C$5:.$C$34]) +  SUMPRODUCT([Thong_Tin_Ngay_Nghi_201504.$B$5:.$B$40]=[.B12];[Thong_Tin_Ngay_Nghi_201504.$C$5:.$C$40])" office:value-type="float" office:value="3">
            <text:p>3</text:p>
          </table:table-cell>
          <table:table-cell table:style-name="ce89" table:formula="of:=IF(DATE(YEAR([.E12]);MONTH([.E12]);DAY([.E12]))&lt;=DATE(YEAR([.E12]);3;31); [.F12]+[.C12]-[.G12]; IF([.G12]-[.C12]&lt;0;[.F12]-[.H12];[.F12]+[.C12]-[.H12]))" office:value-type="float" office:value="5">
            <text:p>5</text:p>
          </table:table-cell>
          <table:table-cell table:style-name="ce89"/>
          <table:table-cell table:style-name="ce89" table:formula="of:=[.I12]+[.J12]" office:value-type="float" office:value="5">
            <text:p>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iNM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3]);DATE(YEAR([.D13]);12;31);NOW())" office:value-type="date" office:date-value="2015-08-12T09:46:01.45">
            <text:p>08/12/15</text:p>
          </table:table-cell>
          <table:table-cell table:style-name="ce9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4">
            <text:p>4</text:p>
          </table:table-cell>
          <table:table-cell table:style-name="ce94" table:formula="of:=SUMPRODUCT([Thong_Tin_Ngay_Nghi_201501.$B$3:.$B$29]=[.B13];[Thong_Tin_Ngay_Nghi_201501.$C$3:.$C$29]) + SUMPRODUCT([Thong_Tin_Ngay_Nghi_201502.$B$5:.$B$35]=[.B13];[Thong_Tin_Ngay_Nghi_201502.$C$5:.$C$35])  + SUMPRODUCT([Thong_Tin_Ngay_Nghi_201503.$B$5:.$B$34]=[.B13];[Thong_Tin_Ngay_Nghi_201503.$C$5:.$C$34])" office:value-type="float" office:value="0">
            <text:p>0</text:p>
          </table:table-cell>
          <table:table-cell table:style-name="ce97" table:formula="of:=SUMPRODUCT([Thong_Tin_Ngay_Nghi_201501.$B$3:.$B$29]=[.B13];[Thong_Tin_Ngay_Nghi_201501.$C$3:.$C$29]) + SUMPRODUCT([Thong_Tin_Ngay_Nghi_201502.$B$5:.$B$35]=[.B13];[Thong_Tin_Ngay_Nghi_201502.$C$5:.$C$35])  + SUMPRODUCT([Thong_Tin_Ngay_Nghi_201503.$B$5:.$B$34]=[.B13];[Thong_Tin_Ngay_Nghi_201503.$C$5:.$C$34]) +  SUMPRODUCT([Thong_Tin_Ngay_Nghi_201504.$B$5:.$B$40]=[.B13];[Thong_Tin_Ngay_Nghi_201504.$C$5:.$C$40])" office:value-type="float" office:value="4">
            <text:p>4</text:p>
          </table:table-cell>
          <table:table-cell table:style-name="ce89" table:formula="of:=IF(DATE(YEAR([.E13]);MONTH([.E13]);DAY([.E13]))&lt;=DATE(YEAR([.E13]);3;31); [.F13]+[.C13]-[.G13]; IF([.G13]-[.C13]&lt;0;[.F13]-[.H13];[.F13]+[.C13]-[.H13]))" office:value-type="float" office:value="0">
            <text:p>0</text:p>
          </table:table-cell>
          <table:table-cell table:style-name="ce89"/>
          <table:table-cell table:style-name="ce89" table:formula="of:=[.I13]+[.J13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87" office:value-type="string">
            <text:p>HangHT</text:p>
          </table:table-cell>
          <table:table-cell table:style-name="ce90" office:value-type="float" office:value="3">
            <text:p>3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4]);DATE(YEAR([.D14]);12;31);NOW())" office:value-type="date" office:date-value="2015-08-12T09:46:01.45">
            <text:p>08/12/15</text:p>
          </table:table-cell>
          <table:table-cell table:style-name="ce9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94" table:formula="of:=SUMPRODUCT([Thong_Tin_Ngay_Nghi_201501.$B$3:.$B$29]=[.B14];[Thong_Tin_Ngay_Nghi_201501.$C$3:.$C$29]) + SUMPRODUCT([Thong_Tin_Ngay_Nghi_201502.$B$5:.$B$35]=[.B14];[Thong_Tin_Ngay_Nghi_201502.$C$5:.$C$35])  + SUMPRODUCT([Thong_Tin_Ngay_Nghi_201503.$B$5:.$B$34]=[.B14];[Thong_Tin_Ngay_Nghi_201503.$C$5:.$C$34])" office:value-type="float" office:value="6">
            <text:p>6</text:p>
          </table:table-cell>
          <table:table-cell table:style-name="ce97" table:formula="of:=SUMPRODUCT([Thong_Tin_Ngay_Nghi_201501.$B$3:.$B$29]=[.B14];[Thong_Tin_Ngay_Nghi_201501.$C$3:.$C$29]) + SUMPRODUCT([Thong_Tin_Ngay_Nghi_201502.$B$5:.$B$35]=[.B14];[Thong_Tin_Ngay_Nghi_201502.$C$5:.$C$35])  + SUMPRODUCT([Thong_Tin_Ngay_Nghi_201503.$B$5:.$B$34]=[.B14];[Thong_Tin_Ngay_Nghi_201503.$C$5:.$C$34]) +  SUMPRODUCT([Thong_Tin_Ngay_Nghi_201504.$B$5:.$B$40]=[.B14];[Thong_Tin_Ngay_Nghi_201504.$C$5:.$C$40])" office:value-type="float" office:value="6">
            <text:p>6</text:p>
          </table:table-cell>
          <table:table-cell table:style-name="ce89" table:formula="of:=IF(DATE(YEAR([.E14]);MONTH([.E14]);DAY([.E14]))&lt;=DATE(YEAR([.E14]);3;31); [.F14]+[.C14]-[.G14]; IF([.G14]-[.C14]&lt;0;[.F14]-[.H14];[.F14]+[.C14]-[.H14]))" office:value-type="float" office:value="4">
            <text:p>4</text:p>
          </table:table-cell>
          <table:table-cell table:style-name="ce89"/>
          <table:table-cell table:style-name="ce89" table:formula="of:=[.I14]+[.J14]" office:value-type="float" office:value="4">
            <text:p>4</text:p>
          </table:table-cell>
          <table:table-cell table:style-name="ce98"/>
          <table:table-cell table:style-name="ce99" table:number-columns-repeated="101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5]);DATE(YEAR([.D15]);12;31);NOW())" office:value-type="date" office:date-value="2015-08-12T09:46:01.45">
            <text:p>08/12/15</text:p>
          </table:table-cell>
          <table:table-cell table:style-name="ce9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94" table:formula="of:=SUMPRODUCT([Thong_Tin_Ngay_Nghi_201501.$B$3:.$B$29]=[.B15];[Thong_Tin_Ngay_Nghi_201501.$C$3:.$C$29]) + SUMPRODUCT([Thong_Tin_Ngay_Nghi_201502.$B$5:.$B$35]=[.B15];[Thong_Tin_Ngay_Nghi_201502.$C$5:.$C$35])  + SUMPRODUCT([Thong_Tin_Ngay_Nghi_201503.$B$5:.$B$34]=[.B15];[Thong_Tin_Ngay_Nghi_201503.$C$5:.$C$34])" office:value-type="float" office:value="7">
            <text:p>7</text:p>
          </table:table-cell>
          <table:table-cell table:style-name="ce97" table:formula="of:=SUMPRODUCT([Thong_Tin_Ngay_Nghi_201501.$B$3:.$B$29]=[.B15];[Thong_Tin_Ngay_Nghi_201501.$C$3:.$C$29]) + SUMPRODUCT([Thong_Tin_Ngay_Nghi_201502.$B$5:.$B$35]=[.B15];[Thong_Tin_Ngay_Nghi_201502.$C$5:.$C$35])  + SUMPRODUCT([Thong_Tin_Ngay_Nghi_201503.$B$5:.$B$34]=[.B15];[Thong_Tin_Ngay_Nghi_201503.$C$5:.$C$34]) +  SUMPRODUCT([Thong_Tin_Ngay_Nghi_201504.$B$5:.$B$40]=[.B15];[Thong_Tin_Ngay_Nghi_201504.$C$5:.$C$40])" office:value-type="float" office:value="9">
            <text:p>9</text:p>
          </table:table-cell>
          <table:table-cell table:style-name="ce89" table:formula="of:=IF(DATE(YEAR([.E15]);MONTH([.E15]);DAY([.E15]))&lt;=DATE(YEAR([.E15]);3;31); [.F15]+[.C15]-[.G15]; IF([.G15]-[.C15]&lt;0;[.F15]-[.H15];[.F15]+[.C15]-[.H15]))" office:value-type="float" office:value="-2">
            <text:p>-2</text:p>
          </table:table-cell>
          <table:table-cell table:style-name="ce89"/>
          <table:table-cell table:style-name="ce89" table:formula="of:=[.I15]+[.J15]" office:value-type="float" office:value="-2">
            <text:p>-2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uP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6]);DATE(YEAR([.D16]);12;31);NOW())" office:value-type="date" office:date-value="2015-08-12T09:46:01.45">
            <text:p>08/12/15</text:p>
          </table:table-cell>
          <table:table-cell table:style-name="ce9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4">
            <text:p>4</text:p>
          </table:table-cell>
          <table:table-cell table:style-name="ce94" table:formula="of:=SUMPRODUCT([Thong_Tin_Ngay_Nghi_201501.$B$3:.$B$29]=[.B16];[Thong_Tin_Ngay_Nghi_201501.$C$3:.$C$29]) + SUMPRODUCT([Thong_Tin_Ngay_Nghi_201502.$B$5:.$B$35]=[.B16];[Thong_Tin_Ngay_Nghi_201502.$C$5:.$C$35])  + SUMPRODUCT([Thong_Tin_Ngay_Nghi_201503.$B$5:.$B$34]=[.B16];[Thong_Tin_Ngay_Nghi_201503.$C$5:.$C$34])" office:value-type="float" office:value="0">
            <text:p>0</text:p>
          </table:table-cell>
          <table:table-cell table:style-name="ce97" table:formula="of:=SUMPRODUCT([Thong_Tin_Ngay_Nghi_201501.$B$3:.$B$29]=[.B16];[Thong_Tin_Ngay_Nghi_201501.$C$3:.$C$29]) + SUMPRODUCT([Thong_Tin_Ngay_Nghi_201502.$B$5:.$B$35]=[.B16];[Thong_Tin_Ngay_Nghi_201502.$C$5:.$C$35])  + SUMPRODUCT([Thong_Tin_Ngay_Nghi_201503.$B$5:.$B$34]=[.B16];[Thong_Tin_Ngay_Nghi_201503.$C$5:.$C$34]) +  SUMPRODUCT([Thong_Tin_Ngay_Nghi_201504.$B$5:.$B$40]=[.B16];[Thong_Tin_Ngay_Nghi_201504.$C$5:.$C$40])" office:value-type="float" office:value="1">
            <text:p>1</text:p>
          </table:table-cell>
          <table:table-cell table:style-name="ce89" table:formula="of:=IF(DATE(YEAR([.E16]);MONTH([.E16]);DAY([.E16]))&lt;=DATE(YEAR([.E16]);3;31); [.F16]+[.C16]-[.G16]; IF([.G16]-[.C16]&lt;0;[.F16]-[.H16];[.F16]+[.C16]-[.H16]))" office:value-type="float" office:value="3">
            <text:p>3</text:p>
          </table:table-cell>
          <table:table-cell table:style-name="ce89"/>
          <table:table-cell table:style-name="ce89" table:formula="of:=[.I16]+[.J16]" office:value-type="float" office:value="3">
            <text:p>3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89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7]);DATE(YEAR([.D17]);12;31);NOW())" office:value-type="date" office:date-value="2015-08-12T09:46:01.45">
            <text:p>08/12/15</text:p>
          </table:table-cell>
          <table:table-cell table:style-name="ce9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94" table:formula="of:=SUMPRODUCT([Thong_Tin_Ngay_Nghi_201501.$B$3:.$B$29]=[.B17];[Thong_Tin_Ngay_Nghi_201501.$C$3:.$C$29]) + SUMPRODUCT([Thong_Tin_Ngay_Nghi_201502.$B$5:.$B$35]=[.B17];[Thong_Tin_Ngay_Nghi_201502.$C$5:.$C$35])  + SUMPRODUCT([Thong_Tin_Ngay_Nghi_201503.$B$5:.$B$34]=[.B17];[Thong_Tin_Ngay_Nghi_201503.$C$5:.$C$34])" office:value-type="float" office:value="6">
            <text:p>6</text:p>
          </table:table-cell>
          <table:table-cell table:style-name="ce97" table:formula="of:=SUMPRODUCT([Thong_Tin_Ngay_Nghi_201501.$B$3:.$B$29]=[.B17];[Thong_Tin_Ngay_Nghi_201501.$C$3:.$C$29]) + SUMPRODUCT([Thong_Tin_Ngay_Nghi_201502.$B$5:.$B$35]=[.B17];[Thong_Tin_Ngay_Nghi_201502.$C$5:.$C$35])  + SUMPRODUCT([Thong_Tin_Ngay_Nghi_201503.$B$5:.$B$34]=[.B17];[Thong_Tin_Ngay_Nghi_201503.$C$5:.$C$34]) +  SUMPRODUCT([Thong_Tin_Ngay_Nghi_201504.$B$5:.$B$40]=[.B17];[Thong_Tin_Ngay_Nghi_201504.$C$5:.$C$40])" office:value-type="float" office:value="6">
            <text:p>6</text:p>
          </table:table-cell>
          <table:table-cell table:style-name="ce89" table:formula="of:=IF(DATE(YEAR([.E17]);MONTH([.E17]);DAY([.E17]))&lt;=DATE(YEAR([.E17]);3;31); [.F17]+[.C17]-[.G17]; IF([.G17]-[.C17]&lt;0;[.F17]-[.H17];[.F17]+[.C17]-[.H17]))" office:value-type="float" office:value="1">
            <text:p>1</text:p>
          </table:table-cell>
          <table:table-cell table:style-name="ce89"/>
          <table:table-cell table:style-name="ce89" table:formula="of:=[.I17]+[.J17]" office:value-type="float" office:value="1">
            <text:p>1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KhoiNLD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8]);DATE(YEAR([.D18]);12;31);NOW())" office:value-type="date" office:date-value="2015-08-12T09:46:01.45">
            <text:p>08/12/15</text:p>
          </table:table-cell>
          <table:table-cell table:style-name="ce9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94" table:formula="of:=SUMPRODUCT([Thong_Tin_Ngay_Nghi_201501.$B$3:.$B$29]=[.B18];[Thong_Tin_Ngay_Nghi_201501.$C$3:.$C$29]) + SUMPRODUCT([Thong_Tin_Ngay_Nghi_201502.$B$5:.$B$35]=[.B18];[Thong_Tin_Ngay_Nghi_201502.$C$5:.$C$35])  + SUMPRODUCT([Thong_Tin_Ngay_Nghi_201503.$B$5:.$B$34]=[.B18];[Thong_Tin_Ngay_Nghi_201503.$C$5:.$C$34])" office:value-type="float" office:value="3.5">
            <text:p>3.5</text:p>
          </table:table-cell>
          <table:table-cell table:style-name="ce97" table:formula="of:=SUMPRODUCT([Thong_Tin_Ngay_Nghi_201501.$B$3:.$B$29]=[.B18];[Thong_Tin_Ngay_Nghi_201501.$C$3:.$C$29]) + SUMPRODUCT([Thong_Tin_Ngay_Nghi_201502.$B$5:.$B$35]=[.B18];[Thong_Tin_Ngay_Nghi_201502.$C$5:.$C$35])  + SUMPRODUCT([Thong_Tin_Ngay_Nghi_201503.$B$5:.$B$34]=[.B18];[Thong_Tin_Ngay_Nghi_201503.$C$5:.$C$34]) +  SUMPRODUCT([Thong_Tin_Ngay_Nghi_201504.$B$5:.$B$40]=[.B18];[Thong_Tin_Ngay_Nghi_201504.$C$5:.$C$40])" office:value-type="float" office:value="4">
            <text:p>4</text:p>
          </table:table-cell>
          <table:table-cell table:style-name="ce89" table:formula="of:=IF(DATE(YEAR([.E18]);MONTH([.E18]);DAY([.E18]))&lt;=DATE(YEAR([.E18]);3;31); [.F18]+[.C18]-[.G18]; IF([.G18]-[.C18]&lt;0;[.F18]-[.H18];[.F18]+[.C18]-[.H18]))" office:value-type="float" office:value="5">
            <text:p>5</text:p>
          </table:table-cell>
          <table:table-cell table:style-name="ce89"/>
          <table:table-cell table:style-name="ce89" table:formula="of:=[.I18]+[.J18]" office:value-type="float" office:value="5">
            <text:p>5</text:p>
          </table:table-cell>
          <table:table-cell table:style-name="ce98"/>
          <table:table-cell table:number-columns-repeated="1012"/>
        </table:table-row>
        <table:table-row table:style-name="ro13">
          <table:table-cell table:style-name="ce41" office:value-type="float" office:value="12">
            <text:p>12</text:p>
          </table:table-cell>
          <table:table-cell table:style-name="ce43" office:value-type="string">
            <text:p>LongN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9]);DATE(YEAR([.D19]);12;31);NOW())" office:value-type="date" office:date-value="2015-08-12T09:46:01.45">
            <text:p>08/12/15</text:p>
          </table:table-cell>
          <table:table-cell table:style-name="ce9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94" table:formula="of:=SUMPRODUCT([Thong_Tin_Ngay_Nghi_201501.$B$3:.$B$29]=[.B19];[Thong_Tin_Ngay_Nghi_201501.$C$3:.$C$29]) + SUMPRODUCT([Thong_Tin_Ngay_Nghi_201502.$B$5:.$B$35]=[.B19];[Thong_Tin_Ngay_Nghi_201502.$C$5:.$C$35])  + SUMPRODUCT([Thong_Tin_Ngay_Nghi_201503.$B$5:.$B$34]=[.B19];[Thong_Tin_Ngay_Nghi_201503.$C$5:.$C$34])" office:value-type="float" office:value="1.5">
            <text:p>1.5</text:p>
          </table:table-cell>
          <table:table-cell table:style-name="ce97" table:formula="of:=SUMPRODUCT([Thong_Tin_Ngay_Nghi_201501.$B$3:.$B$29]=[.B19];[Thong_Tin_Ngay_Nghi_201501.$C$3:.$C$29]) + SUMPRODUCT([Thong_Tin_Ngay_Nghi_201502.$B$5:.$B$35]=[.B19];[Thong_Tin_Ngay_Nghi_201502.$C$5:.$C$35])  + SUMPRODUCT([Thong_Tin_Ngay_Nghi_201503.$B$5:.$B$34]=[.B19];[Thong_Tin_Ngay_Nghi_201503.$C$5:.$C$34]) +  SUMPRODUCT([Thong_Tin_Ngay_Nghi_201504.$B$5:.$B$40]=[.B19];[Thong_Tin_Ngay_Nghi_201504.$C$5:.$C$40])" office:value-type="float" office:value="1.5">
            <text:p>1.5</text:p>
          </table:table-cell>
          <table:table-cell table:style-name="ce89" table:formula="of:=IF(DATE(YEAR([.E19]);MONTH([.E19]);DAY([.E19]))&lt;=DATE(YEAR([.E19]);3;31); [.F19]+[.C19]-[.G19]; IF([.G19]-[.C19]&lt;0;[.F19]-[.H19];[.F19]+[.C19]-[.H19]))" office:value-type="float" office:value="5.5">
            <text:p>5.5</text:p>
          </table:table-cell>
          <table:table-cell table:style-name="ce89" office:value-type="float" office:value="0.5">
            <text:p>0.5</text:p>
          </table:table-cell>
          <table:table-cell table:style-name="ce89" table:formula="of:=[.I19]+[.J19]" office:value-type="float" office:value="6">
            <text:p>6</text:p>
          </table:table-cell>
          <table:table-cell table:style-name="ce98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cNP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0]);DATE(YEAR([.D20]);12;31);NOW())" office:value-type="date" office:date-value="2015-08-12T09:46:01.45">
            <text:p>08/12/15</text:p>
          </table:table-cell>
          <table:table-cell table:style-name="ce9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94" table:formula="of:=SUMPRODUCT([Thong_Tin_Ngay_Nghi_201501.$B$3:.$B$29]=[.B20];[Thong_Tin_Ngay_Nghi_201501.$C$3:.$C$29]) + SUMPRODUCT([Thong_Tin_Ngay_Nghi_201502.$B$5:.$B$35]=[.B20];[Thong_Tin_Ngay_Nghi_201502.$C$5:.$C$35])  + SUMPRODUCT([Thong_Tin_Ngay_Nghi_201503.$B$5:.$B$34]=[.B20];[Thong_Tin_Ngay_Nghi_201503.$C$5:.$C$34])" office:value-type="float" office:value="15">
            <text:p>15</text:p>
          </table:table-cell>
          <table:table-cell table:style-name="ce97" table:formula="of:=SUMPRODUCT([Thong_Tin_Ngay_Nghi_201501.$B$3:.$B$29]=[.B20];[Thong_Tin_Ngay_Nghi_201501.$C$3:.$C$29]) + SUMPRODUCT([Thong_Tin_Ngay_Nghi_201502.$B$5:.$B$35]=[.B20];[Thong_Tin_Ngay_Nghi_201502.$C$5:.$C$35])  + SUMPRODUCT([Thong_Tin_Ngay_Nghi_201503.$B$5:.$B$34]=[.B20];[Thong_Tin_Ngay_Nghi_201503.$C$5:.$C$34]) +  SUMPRODUCT([Thong_Tin_Ngay_Nghi_201504.$B$5:.$B$40]=[.B20];[Thong_Tin_Ngay_Nghi_201504.$C$5:.$C$40])" office:value-type="float" office:value="25.5">
            <text:p>25.5</text:p>
          </table:table-cell>
          <table:table-cell table:style-name="ce89" table:formula="of:=IF(DATE(YEAR([.E20]);MONTH([.E20]);DAY([.E20]))&lt;=DATE(YEAR([.E20]);3;31); [.F20]+[.C20]-[.G20]; IF([.G20]-[.C20]&lt;0;[.F20]-[.H20];[.F20]+[.C20]-[.H20]))" office:value-type="float" office:value="-18.5">
            <text:p>-18.5</text:p>
          </table:table-cell>
          <table:table-cell table:style-name="ce89"/>
          <table:table-cell table:style-name="ce89" table:formula="of:=[.I20]+[.J20]" office:value-type="float" office:value="-18.5">
            <text:p>-18.5</text:p>
          </table:table-cell>
          <table:table-cell table:style-name="ce98"/>
          <table:table-cell table:number-columns-repeated="1012"/>
        </table:table-row>
        <table:table-row table:style-name="ro12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1]);DATE(YEAR([.D21]);12;31);NOW())" office:value-type="date" office:date-value="2015-08-12T09:46:01.46">
            <text:p>08/12/15</text:p>
          </table:table-cell>
          <table:table-cell table:style-name="ce9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94" table:formula="of:=SUMPRODUCT([Thong_Tin_Ngay_Nghi_201501.$B$3:.$B$29]=[.B21];[Thong_Tin_Ngay_Nghi_201501.$C$3:.$C$29]) + SUMPRODUCT([Thong_Tin_Ngay_Nghi_201502.$B$5:.$B$35]=[.B21];[Thong_Tin_Ngay_Nghi_201502.$C$5:.$C$35])  + SUMPRODUCT([Thong_Tin_Ngay_Nghi_201503.$B$5:.$B$34]=[.B21];[Thong_Tin_Ngay_Nghi_201503.$C$5:.$C$34])" office:value-type="float" office:value="9">
            <text:p>9</text:p>
          </table:table-cell>
          <table:table-cell table:style-name="ce97" table:formula="of:=SUMPRODUCT([Thong_Tin_Ngay_Nghi_201501.$B$3:.$B$29]=[.B21];[Thong_Tin_Ngay_Nghi_201501.$C$3:.$C$29]) + SUMPRODUCT([Thong_Tin_Ngay_Nghi_201502.$B$5:.$B$35]=[.B21];[Thong_Tin_Ngay_Nghi_201502.$C$5:.$C$35])  + SUMPRODUCT([Thong_Tin_Ngay_Nghi_201503.$B$5:.$B$34]=[.B21];[Thong_Tin_Ngay_Nghi_201503.$C$5:.$C$34]) +  SUMPRODUCT([Thong_Tin_Ngay_Nghi_201504.$B$5:.$B$40]=[.B21];[Thong_Tin_Ngay_Nghi_201504.$C$5:.$C$40])" office:value-type="float" office:value="11">
            <text:p>11</text:p>
          </table:table-cell>
          <table:table-cell table:style-name="ce89" table:formula="of:=IF(DATE(YEAR([.E21]);MONTH([.E21]);DAY([.E21]))&lt;=DATE(YEAR([.E21]);3;31); [.F21]+[.C21]-[.G21]; IF([.G21]-[.C21]&lt;0;[.F21]-[.H21];[.F21]+[.C21]-[.H21]))" office:value-type="float" office:value="-4">
            <text:p>-4</text:p>
          </table:table-cell>
          <table:table-cell table:style-name="ce89" office:value-type="float" office:value="7">
            <text:p>7</text:p>
          </table:table-cell>
          <table:table-cell table:style-name="ce89" table:formula="of:=[.I21]+[.J21]" office:value-type="float" office:value="3">
            <text:p>3</text:p>
          </table:table-cell>
          <table:table-cell table:style-name="ce98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2]);DATE(YEAR([.D22]);12;31);NOW())" office:value-type="date" office:date-value="2015-08-12T09:46:01.46">
            <text:p>08/12/15</text:p>
          </table:table-cell>
          <table:table-cell table:style-name="ce9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94" table:formula="of:=SUMPRODUCT([Thong_Tin_Ngay_Nghi_201501.$B$3:.$B$29]=[.B22];[Thong_Tin_Ngay_Nghi_201501.$C$3:.$C$29]) + SUMPRODUCT([Thong_Tin_Ngay_Nghi_201502.$B$5:.$B$35]=[.B22];[Thong_Tin_Ngay_Nghi_201502.$C$5:.$C$35])  + SUMPRODUCT([Thong_Tin_Ngay_Nghi_201503.$B$5:.$B$34]=[.B22];[Thong_Tin_Ngay_Nghi_201503.$C$5:.$C$34])" office:value-type="float" office:value="2.5">
            <text:p>2.5</text:p>
          </table:table-cell>
          <table:table-cell table:style-name="ce97" table:formula="of:=SUMPRODUCT([Thong_Tin_Ngay_Nghi_201501.$B$3:.$B$29]=[.B22];[Thong_Tin_Ngay_Nghi_201501.$C$3:.$C$29]) + SUMPRODUCT([Thong_Tin_Ngay_Nghi_201502.$B$5:.$B$35]=[.B22];[Thong_Tin_Ngay_Nghi_201502.$C$5:.$C$35])  + SUMPRODUCT([Thong_Tin_Ngay_Nghi_201503.$B$5:.$B$34]=[.B22];[Thong_Tin_Ngay_Nghi_201503.$C$5:.$C$34]) +  SUMPRODUCT([Thong_Tin_Ngay_Nghi_201504.$B$5:.$B$40]=[.B22];[Thong_Tin_Ngay_Nghi_201504.$C$5:.$C$40])" office:value-type="float" office:value="3">
            <text:p>3</text:p>
          </table:table-cell>
          <table:table-cell table:style-name="ce89" table:formula="of:=IF(DATE(YEAR([.E22]);MONTH([.E22]);DAY([.E22]))&lt;=DATE(YEAR([.E22]);3;31); [.F22]+[.C22]-[.G22]; IF([.G22]-[.C22]&lt;0;[.F22]-[.H22];[.F22]+[.C22]-[.H22]))" office:value-type="float" office:value="4">
            <text:p>4</text:p>
          </table:table-cell>
          <table:table-cell table:style-name="ce89"/>
          <table:table-cell table:style-name="ce89" table:formula="of:=[.I22]+[.J22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3]);DATE(YEAR([.D23]);12;31);NOW())" office:value-type="date" office:date-value="2015-08-12T09:46:01.46">
            <text:p>08/12/15</text:p>
          </table:table-cell>
          <table:table-cell table:style-name="ce9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94" table:formula="of:=SUMPRODUCT([Thong_Tin_Ngay_Nghi_201501.$B$3:.$B$29]=[.B23];[Thong_Tin_Ngay_Nghi_201501.$C$3:.$C$29]) + SUMPRODUCT([Thong_Tin_Ngay_Nghi_201502.$B$5:.$B$35]=[.B23];[Thong_Tin_Ngay_Nghi_201502.$C$5:.$C$35])  + SUMPRODUCT([Thong_Tin_Ngay_Nghi_201503.$B$5:.$B$34]=[.B23];[Thong_Tin_Ngay_Nghi_201503.$C$5:.$C$34])" office:value-type="float" office:value="4.5">
            <text:p>4.5</text:p>
          </table:table-cell>
          <table:table-cell table:style-name="ce97" table:formula="of:=SUMPRODUCT([Thong_Tin_Ngay_Nghi_201501.$B$3:.$B$29]=[.B23];[Thong_Tin_Ngay_Nghi_201501.$C$3:.$C$29]) + SUMPRODUCT([Thong_Tin_Ngay_Nghi_201502.$B$5:.$B$35]=[.B23];[Thong_Tin_Ngay_Nghi_201502.$C$5:.$C$35])  + SUMPRODUCT([Thong_Tin_Ngay_Nghi_201503.$B$5:.$B$34]=[.B23];[Thong_Tin_Ngay_Nghi_201503.$C$5:.$C$34]) +  SUMPRODUCT([Thong_Tin_Ngay_Nghi_201504.$B$5:.$B$40]=[.B23];[Thong_Tin_Ngay_Nghi_201504.$C$5:.$C$40])" office:value-type="float" office:value="5.5">
            <text:p>5.5</text:p>
          </table:table-cell>
          <table:table-cell table:style-name="ce89" table:formula="of:=IF(DATE(YEAR([.E23]);MONTH([.E23]);DAY([.E23]))&lt;=DATE(YEAR([.E23]);3;31); [.F23]+[.C23]-[.G23]; IF([.G23]-[.C23]&lt;0;[.F23]-[.H23];[.F23]+[.C23]-[.H23]))" office:value-type="float" office:value="3.5">
            <text:p>3.5</text:p>
          </table:table-cell>
          <table:table-cell table:style-name="ce89"/>
          <table:table-cell table:style-name="ce89" table:formula="of:=[.I23]+[.J23]" office:value-type="float" office:value="3.5">
            <text:p>3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4]);DATE(YEAR([.D24]);12;31);NOW())" office:value-type="date" office:date-value="2015-08-12T09:46:01.46">
            <text:p>08/12/15</text:p>
          </table:table-cell>
          <table:table-cell table:style-name="ce9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7">
            <text:p>7</text:p>
          </table:table-cell>
          <table:table-cell table:style-name="ce94" table:formula="of:=SUMPRODUCT([Thong_Tin_Ngay_Nghi_201501.$B$3:.$B$29]=[.B24];[Thong_Tin_Ngay_Nghi_201501.$C$3:.$C$29]) + SUMPRODUCT([Thong_Tin_Ngay_Nghi_201502.$B$5:.$B$35]=[.B24];[Thong_Tin_Ngay_Nghi_201502.$C$5:.$C$35])  + SUMPRODUCT([Thong_Tin_Ngay_Nghi_201503.$B$5:.$B$34]=[.B24];[Thong_Tin_Ngay_Nghi_201503.$C$5:.$C$34])" office:value-type="float" office:value="2.5">
            <text:p>2.5</text:p>
          </table:table-cell>
          <table:table-cell table:style-name="ce97" table:formula="of:=SUMPRODUCT([Thong_Tin_Ngay_Nghi_201501.$B$3:.$B$29]=[.B24];[Thong_Tin_Ngay_Nghi_201501.$C$3:.$C$29]) + SUMPRODUCT([Thong_Tin_Ngay_Nghi_201502.$B$5:.$B$35]=[.B24];[Thong_Tin_Ngay_Nghi_201502.$C$5:.$C$35])  + SUMPRODUCT([Thong_Tin_Ngay_Nghi_201503.$B$5:.$B$34]=[.B24];[Thong_Tin_Ngay_Nghi_201503.$C$5:.$C$34]) +  SUMPRODUCT([Thong_Tin_Ngay_Nghi_201504.$B$5:.$B$40]=[.B24];[Thong_Tin_Ngay_Nghi_201504.$C$5:.$C$40])" office:value-type="float" office:value="2.5">
            <text:p>2.5</text:p>
          </table:table-cell>
          <table:table-cell table:style-name="ce89" table:formula="of:=IF(DATE(YEAR([.E24]);MONTH([.E24]);DAY([.E24]))&lt;=DATE(YEAR([.E24]);3;31); [.F24]+[.C24]-[.G24]; IF([.G24]-[.C24]&lt;0;[.F24]-[.H24];[.F24]+[.C24]-[.H24]))" office:value-type="float" office:value="4.5">
            <text:p>4.5</text:p>
          </table:table-cell>
          <table:table-cell table:style-name="ce89"/>
          <table:table-cell table:style-name="ce89" table:formula="of:=[.I24]+[.J24]" office:value-type="float" office:value="4.5">
            <text:p>4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89" office:value-type="float" office:value="3">
            <text:p>3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5]);DATE(YEAR([.D25]);12;31);NOW())" office:value-type="date" office:date-value="2015-08-12T09:46:01.46">
            <text:p>08/12/15</text:p>
          </table:table-cell>
          <table:table-cell table:style-name="ce9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94" table:formula="of:=SUMPRODUCT([Thong_Tin_Ngay_Nghi_201501.$B$3:.$B$29]=[.B25];[Thong_Tin_Ngay_Nghi_201501.$C$3:.$C$29]) + SUMPRODUCT([Thong_Tin_Ngay_Nghi_201502.$B$5:.$B$35]=[.B25];[Thong_Tin_Ngay_Nghi_201502.$C$5:.$C$35])  + SUMPRODUCT([Thong_Tin_Ngay_Nghi_201503.$B$5:.$B$34]=[.B25];[Thong_Tin_Ngay_Nghi_201503.$C$5:.$C$34])" office:value-type="float" office:value="5">
            <text:p>5</text:p>
          </table:table-cell>
          <table:table-cell table:style-name="ce97" table:formula="of:=SUMPRODUCT([Thong_Tin_Ngay_Nghi_201501.$B$3:.$B$29]=[.B25];[Thong_Tin_Ngay_Nghi_201501.$C$3:.$C$29]) + SUMPRODUCT([Thong_Tin_Ngay_Nghi_201502.$B$5:.$B$35]=[.B25];[Thong_Tin_Ngay_Nghi_201502.$C$5:.$C$35])  + SUMPRODUCT([Thong_Tin_Ngay_Nghi_201503.$B$5:.$B$34]=[.B25];[Thong_Tin_Ngay_Nghi_201503.$C$5:.$C$34]) +  SUMPRODUCT([Thong_Tin_Ngay_Nghi_201504.$B$5:.$B$40]=[.B25];[Thong_Tin_Ngay_Nghi_201504.$C$5:.$C$40])" office:value-type="float" office:value="5">
            <text:p>5</text:p>
          </table:table-cell>
          <table:table-cell table:style-name="ce89" table:formula="of:=IF(DATE(YEAR([.E25]);MONTH([.E25]);DAY([.E25]))&lt;=DATE(YEAR([.E25]);3;31); [.F25]+[.C25]-[.G25]; IF([.G25]-[.C25]&lt;0;[.F25]-[.H25];[.F25]+[.C25]-[.H25]))" office:value-type="float" office:value="5">
            <text:p>5</text:p>
          </table:table-cell>
          <table:table-cell table:style-name="ce89"/>
          <table:table-cell table:style-name="ce89" table:formula="of:=[.I25]+[.J25]" office:value-type="float" office:value="5">
            <text:p>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6]);DATE(YEAR([.D26]);12;31);NOW())" office:value-type="date" office:date-value="2015-08-12T09:46:01.46">
            <text:p>08/12/15</text:p>
          </table:table-cell>
          <table:table-cell table:style-name="ce9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94" table:formula="of:=SUMPRODUCT([Thong_Tin_Ngay_Nghi_201501.$B$3:.$B$29]=[.B26];[Thong_Tin_Ngay_Nghi_201501.$C$3:.$C$29]) + SUMPRODUCT([Thong_Tin_Ngay_Nghi_201502.$B$5:.$B$35]=[.B26];[Thong_Tin_Ngay_Nghi_201502.$C$5:.$C$35])  + SUMPRODUCT([Thong_Tin_Ngay_Nghi_201503.$B$5:.$B$34]=[.B26];[Thong_Tin_Ngay_Nghi_201503.$C$5:.$C$34])" office:value-type="float" office:value="2">
            <text:p>2</text:p>
          </table:table-cell>
          <table:table-cell table:style-name="ce97" table:formula="of:=SUMPRODUCT([Thong_Tin_Ngay_Nghi_201501.$B$3:.$B$29]=[.B26];[Thong_Tin_Ngay_Nghi_201501.$C$3:.$C$29]) + SUMPRODUCT([Thong_Tin_Ngay_Nghi_201502.$B$5:.$B$35]=[.B26];[Thong_Tin_Ngay_Nghi_201502.$C$5:.$C$35])  + SUMPRODUCT([Thong_Tin_Ngay_Nghi_201503.$B$5:.$B$34]=[.B26];[Thong_Tin_Ngay_Nghi_201503.$C$5:.$C$34]) +  SUMPRODUCT([Thong_Tin_Ngay_Nghi_201504.$B$5:.$B$40]=[.B26];[Thong_Tin_Ngay_Nghi_201504.$C$5:.$C$40])" office:value-type="float" office:value="2">
            <text:p>2</text:p>
          </table:table-cell>
          <table:table-cell table:style-name="ce89" table:formula="of:=IF(DATE(YEAR([.E26]);MONTH([.E26]);DAY([.E26]))&lt;=DATE(YEAR([.E26]);3;31); [.F26]+[.C26]-[.G26]; IF([.G26]-[.C26]&lt;0;[.F26]-[.H26];[.F26]+[.C26]-[.H26]))" office:value-type="float" office:value="5">
            <text:p>5</text:p>
          </table:table-cell>
          <table:table-cell table:style-name="ce89"/>
          <table:table-cell table:style-name="ce89" table:formula="of:=[.I26]+[.J26]" office:value-type="float" office:value="5">
            <text:p>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7]);DATE(YEAR([.D27]);12;31);NOW())" office:value-type="date" office:date-value="2015-08-12T09:46:01.46">
            <text:p>08/12/15</text:p>
          </table:table-cell>
          <table:table-cell table:style-name="ce9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94" table:formula="of:=SUMPRODUCT([Thong_Tin_Ngay_Nghi_201501.$B$3:.$B$29]=[.B27];[Thong_Tin_Ngay_Nghi_201501.$C$3:.$C$29]) + SUMPRODUCT([Thong_Tin_Ngay_Nghi_201502.$B$5:.$B$35]=[.B27];[Thong_Tin_Ngay_Nghi_201502.$C$5:.$C$35])  + SUMPRODUCT([Thong_Tin_Ngay_Nghi_201503.$B$5:.$B$34]=[.B27];[Thong_Tin_Ngay_Nghi_201503.$C$5:.$C$34])" office:value-type="float" office:value="11">
            <text:p>11</text:p>
          </table:table-cell>
          <table:table-cell table:style-name="ce97" table:formula="of:=SUMPRODUCT([Thong_Tin_Ngay_Nghi_201501.$B$3:.$B$29]=[.B27];[Thong_Tin_Ngay_Nghi_201501.$C$3:.$C$29]) + SUMPRODUCT([Thong_Tin_Ngay_Nghi_201502.$B$5:.$B$35]=[.B27];[Thong_Tin_Ngay_Nghi_201502.$C$5:.$C$35])  + SUMPRODUCT([Thong_Tin_Ngay_Nghi_201503.$B$5:.$B$34]=[.B27];[Thong_Tin_Ngay_Nghi_201503.$C$5:.$C$34]) +  SUMPRODUCT([Thong_Tin_Ngay_Nghi_201504.$B$5:.$B$40]=[.B27];[Thong_Tin_Ngay_Nghi_201504.$C$5:.$C$40])" office:value-type="float" office:value="14.5">
            <text:p>14.5</text:p>
          </table:table-cell>
          <table:table-cell table:style-name="ce89" table:formula="of:=IF(DATE(YEAR([.E27]);MONTH([.E27]);DAY([.E27]))&lt;=DATE(YEAR([.E27]);3;31); [.F27]+[.C27]-[.G27]; IF([.G27]-[.C27]&lt;0;[.F27]-[.H27];[.F27]+[.C27]-[.H27]))" office:value-type="float" office:value="-7.5">
            <text:p>-7.5</text:p>
          </table:table-cell>
          <table:table-cell table:style-name="ce89"/>
          <table:table-cell table:style-name="ce89" table:formula="of:=[.I27]+[.J27]" office:value-type="float" office:value="-7.5">
            <text:p>-7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DT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2">
            <text:p>01/02/15</text:p>
          </table:table-cell>
          <table:table-cell table:style-name="ce91" table:formula="of:=IF(YEAR(NOW())&gt;YEAR([.D28]);DATE(YEAR([.D28]);12;31);NOW())" office:value-type="date" office:date-value="2015-08-12T09:46:01.47">
            <text:p>08/12/15</text:p>
          </table:table-cell>
          <table:table-cell table:style-name="ce9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94" table:formula="of:=SUMPRODUCT([Thong_Tin_Ngay_Nghi_201501.$B$3:.$B$29]=[.B28];[Thong_Tin_Ngay_Nghi_201501.$C$3:.$C$29]) + SUMPRODUCT([Thong_Tin_Ngay_Nghi_201502.$B$5:.$B$35]=[.B28];[Thong_Tin_Ngay_Nghi_201502.$C$5:.$C$35])  + SUMPRODUCT([Thong_Tin_Ngay_Nghi_201503.$B$5:.$B$34]=[.B28];[Thong_Tin_Ngay_Nghi_201503.$C$5:.$C$34])" office:value-type="float" office:value="2.5">
            <text:p>2.5</text:p>
          </table:table-cell>
          <table:table-cell table:style-name="ce97" table:formula="of:=SUMPRODUCT([Thong_Tin_Ngay_Nghi_201501.$B$3:.$B$29]=[.B28];[Thong_Tin_Ngay_Nghi_201501.$C$3:.$C$29]) + SUMPRODUCT([Thong_Tin_Ngay_Nghi_201502.$B$5:.$B$35]=[.B28];[Thong_Tin_Ngay_Nghi_201502.$C$5:.$C$35])  + SUMPRODUCT([Thong_Tin_Ngay_Nghi_201503.$B$5:.$B$34]=[.B28];[Thong_Tin_Ngay_Nghi_201503.$C$5:.$C$34]) +  SUMPRODUCT([Thong_Tin_Ngay_Nghi_201504.$B$5:.$B$40]=[.B28];[Thong_Tin_Ngay_Nghi_201504.$C$5:.$C$40])" office:value-type="float" office:value="3">
            <text:p>3</text:p>
          </table:table-cell>
          <table:table-cell table:style-name="ce89" table:formula="of:=IF(DATE(YEAR([.E28]);MONTH([.E28]);DAY([.E28]))&lt;=DATE(YEAR([.E28]);3;31); [.F28]+[.C28]-[.G28]; IF([.G28]-[.C28]&lt;0;[.F28]-[.H28];[.F28]+[.C28]-[.H28]))" office:value-type="float" office:value="4">
            <text:p>4</text:p>
          </table:table-cell>
          <table:table-cell table:style-name="ce89"/>
          <table:table-cell table:style-name="ce89" table:formula="of:=[.I28]+[.J28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87" office:value-type="string">
            <text:p>ThaoTP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2" table:formula="of:=IF(YEAR(NOW())&gt;YEAR([.D29]);DATE(YEAR([.D29]);12;31);NOW())" office:value-type="date" office:date-value="2015-08-12T09:46:01.47">
            <text:p>08/12/15</text:p>
          </table:table-cell>
          <table:table-cell table:style-name="ce9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94" table:formula="of:=SUMPRODUCT([Thong_Tin_Ngay_Nghi_201501.$B$3:.$B$29]=[.B29];[Thong_Tin_Ngay_Nghi_201501.$C$3:.$C$29]) + SUMPRODUCT([Thong_Tin_Ngay_Nghi_201502.$B$5:.$B$35]=[.B29];[Thong_Tin_Ngay_Nghi_201502.$C$5:.$C$35])  + SUMPRODUCT([Thong_Tin_Ngay_Nghi_201503.$B$5:.$B$34]=[.B29];[Thong_Tin_Ngay_Nghi_201503.$C$5:.$C$34])" office:value-type="float" office:value="4">
            <text:p>4</text:p>
          </table:table-cell>
          <table:table-cell table:style-name="ce97" table:formula="of:=SUMPRODUCT([Thong_Tin_Ngay_Nghi_201501.$B$3:.$B$29]=[.B29];[Thong_Tin_Ngay_Nghi_201501.$C$3:.$C$29]) + SUMPRODUCT([Thong_Tin_Ngay_Nghi_201502.$B$5:.$B$35]=[.B29];[Thong_Tin_Ngay_Nghi_201502.$C$5:.$C$35])  + SUMPRODUCT([Thong_Tin_Ngay_Nghi_201503.$B$5:.$B$34]=[.B29];[Thong_Tin_Ngay_Nghi_201503.$C$5:.$C$34]) +  SUMPRODUCT([Thong_Tin_Ngay_Nghi_201504.$B$5:.$B$40]=[.B29];[Thong_Tin_Ngay_Nghi_201504.$C$5:.$C$40])" office:value-type="float" office:value="6">
            <text:p>6</text:p>
          </table:table-cell>
          <table:table-cell table:style-name="ce89" table:formula="of:=IF(DATE(YEAR([.E29]);MONTH([.E29]);DAY([.E29]))&lt;=DATE(YEAR([.E29]);3;31); [.F29]+[.C29]-[.G29]; IF([.G29]-[.C29]&lt;0;[.F29]-[.H29];[.F29]+[.C29]-[.H29]))" office:value-type="float" office:value="1">
            <text:p>1</text:p>
          </table:table-cell>
          <table:table-cell table:style-name="ce89"/>
          <table:table-cell table:style-name="ce89" table:formula="of:=[.I29]+[.J29]" office:value-type="float" office:value="1">
            <text:p>1</text:p>
          </table:table-cell>
          <table:table-cell table:style-name="ce98"/>
          <table:table-cell table:style-name="ce99" table:number-columns-repeated="101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89" office:value-type="float" office:value="6">
            <text:p>6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0]);DATE(YEAR([.D30]);12;31);NOW())" office:value-type="date" office:date-value="2015-08-12T09:46:01.47">
            <text:p>08/12/15</text:p>
          </table:table-cell>
          <table:table-cell table:style-name="ce9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94" table:formula="of:=SUMPRODUCT([Thong_Tin_Ngay_Nghi_201501.$B$3:.$B$29]=[.B30];[Thong_Tin_Ngay_Nghi_201501.$C$3:.$C$29]) + SUMPRODUCT([Thong_Tin_Ngay_Nghi_201502.$B$5:.$B$35]=[.B30];[Thong_Tin_Ngay_Nghi_201502.$C$5:.$C$35])  + SUMPRODUCT([Thong_Tin_Ngay_Nghi_201503.$B$5:.$B$34]=[.B30];[Thong_Tin_Ngay_Nghi_201503.$C$5:.$C$34])" office:value-type="float" office:value="10">
            <text:p>10</text:p>
          </table:table-cell>
          <table:table-cell table:style-name="ce97" table:formula="of:=SUMPRODUCT([Thong_Tin_Ngay_Nghi_201501.$B$3:.$B$29]=[.B30];[Thong_Tin_Ngay_Nghi_201501.$C$3:.$C$29]) + SUMPRODUCT([Thong_Tin_Ngay_Nghi_201502.$B$5:.$B$35]=[.B30];[Thong_Tin_Ngay_Nghi_201502.$C$5:.$C$35])  + SUMPRODUCT([Thong_Tin_Ngay_Nghi_201503.$B$5:.$B$34]=[.B30];[Thong_Tin_Ngay_Nghi_201503.$C$5:.$C$34]) +  SUMPRODUCT([Thong_Tin_Ngay_Nghi_201504.$B$5:.$B$40]=[.B30];[Thong_Tin_Ngay_Nghi_201504.$C$5:.$C$40])" office:value-type="float" office:value="12">
            <text:p>12</text:p>
          </table:table-cell>
          <table:table-cell table:style-name="ce89" table:formula="of:=IF(DATE(YEAR([.E30]);MONTH([.E30]);DAY([.E30]))&lt;=DATE(YEAR([.E30]);3;31); [.F30]+[.C30]-[.G30]; IF([.G30]-[.C30]&lt;0;[.F30]-[.H30];[.F30]+[.C30]-[.H30]))" office:value-type="float" office:value="1">
            <text:p>1</text:p>
          </table:table-cell>
          <table:table-cell table:style-name="ce89"/>
          <table:table-cell table:style-name="ce89" table:formula="of:=[.I30]+[.J30]" office:value-type="float" office:value="1">
            <text:p>1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89" office:value-type="float" office:value="5">
            <text:p>5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1]);DATE(YEAR([.D31]);12;31);NOW())" office:value-type="date" office:date-value="2015-08-12T09:46:01.47">
            <text:p>08/12/15</text:p>
          </table:table-cell>
          <table:table-cell table:style-name="ce9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94" table:formula="of:=SUMPRODUCT([Thong_Tin_Ngay_Nghi_201501.$B$3:.$B$29]=[.B31];[Thong_Tin_Ngay_Nghi_201501.$C$3:.$C$29]) + SUMPRODUCT([Thong_Tin_Ngay_Nghi_201502.$B$5:.$B$35]=[.B31];[Thong_Tin_Ngay_Nghi_201502.$C$5:.$C$35])  + SUMPRODUCT([Thong_Tin_Ngay_Nghi_201503.$B$5:.$B$34]=[.B31];[Thong_Tin_Ngay_Nghi_201503.$C$5:.$C$34])" office:value-type="float" office:value="5.5">
            <text:p>5.5</text:p>
          </table:table-cell>
          <table:table-cell table:style-name="ce97" table:formula="of:=SUMPRODUCT([Thong_Tin_Ngay_Nghi_201501.$B$3:.$B$29]=[.B31];[Thong_Tin_Ngay_Nghi_201501.$C$3:.$C$29]) + SUMPRODUCT([Thong_Tin_Ngay_Nghi_201502.$B$5:.$B$35]=[.B31];[Thong_Tin_Ngay_Nghi_201502.$C$5:.$C$35])  + SUMPRODUCT([Thong_Tin_Ngay_Nghi_201503.$B$5:.$B$34]=[.B31];[Thong_Tin_Ngay_Nghi_201503.$C$5:.$C$34]) +  SUMPRODUCT([Thong_Tin_Ngay_Nghi_201504.$B$5:.$B$40]=[.B31];[Thong_Tin_Ngay_Nghi_201504.$C$5:.$C$40])" office:value-type="float" office:value="5.5">
            <text:p>5.5</text:p>
          </table:table-cell>
          <table:table-cell table:style-name="ce89" table:formula="of:=IF(DATE(YEAR([.E31]);MONTH([.E31]);DAY([.E31]))&lt;=DATE(YEAR([.E31]);3;31); [.F31]+[.C31]-[.G31]; IF([.G31]-[.C31]&lt;0;[.F31]-[.H31];[.F31]+[.C31]-[.H31]))" office:value-type="float" office:value="6.5">
            <text:p>6.5</text:p>
          </table:table-cell>
          <table:table-cell table:style-name="ce89"/>
          <table:table-cell table:style-name="ce89" table:formula="of:=[.I31]+[.J31]" office:value-type="float" office:value="6.5">
            <text:p>6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inh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13">
            <text:p>04/13/15</text:p>
          </table:table-cell>
          <table:table-cell table:style-name="ce91" table:formula="of:=IF(YEAR(NOW())&gt;YEAR([.D32]);DATE(YEAR([.D32]);12;31);NOW())" office:value-type="date" office:date-value="2015-08-12T09:46:01.47">
            <text:p>08/12/15</text:p>
          </table:table-cell>
          <table:table-cell table:style-name="ce9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4">
            <text:p>4</text:p>
          </table:table-cell>
          <table:table-cell table:style-name="ce94" table:formula="of:=SUMPRODUCT([Thong_Tin_Ngay_Nghi_201501.$B$3:.$B$29]=[.B32];[Thong_Tin_Ngay_Nghi_201501.$C$3:.$C$29]) + SUMPRODUCT([Thong_Tin_Ngay_Nghi_201502.$B$5:.$B$35]=[.B32];[Thong_Tin_Ngay_Nghi_201502.$C$5:.$C$35])  + SUMPRODUCT([Thong_Tin_Ngay_Nghi_201503.$B$5:.$B$34]=[.B32];[Thong_Tin_Ngay_Nghi_201503.$C$5:.$C$34])" office:value-type="float" office:value="0">
            <text:p>0</text:p>
          </table:table-cell>
          <table:table-cell table:style-name="ce97" table:formula="of:=SUMPRODUCT([Thong_Tin_Ngay_Nghi_201501.$B$3:.$B$29]=[.B32];[Thong_Tin_Ngay_Nghi_201501.$C$3:.$C$29]) + SUMPRODUCT([Thong_Tin_Ngay_Nghi_201502.$B$5:.$B$35]=[.B32];[Thong_Tin_Ngay_Nghi_201502.$C$5:.$C$35])  + SUMPRODUCT([Thong_Tin_Ngay_Nghi_201503.$B$5:.$B$34]=[.B32];[Thong_Tin_Ngay_Nghi_201503.$C$5:.$C$34]) +  SUMPRODUCT([Thong_Tin_Ngay_Nghi_201504.$B$5:.$B$40]=[.B32];[Thong_Tin_Ngay_Nghi_201504.$C$5:.$C$40])" office:value-type="float" office:value="0">
            <text:p>0</text:p>
          </table:table-cell>
          <table:table-cell table:style-name="ce89" table:formula="of:=IF(DATE(YEAR([.E32]);MONTH([.E32]);DAY([.E32]))&lt;=DATE(YEAR([.E32]);3;31); [.F32]+[.C32]-[.G32]; IF([.G32]-[.C32]&lt;0;[.F32]-[.H32];[.F32]+[.C32]-[.H32]))" office:value-type="float" office:value="4">
            <text:p>4</text:p>
          </table:table-cell>
          <table:table-cell table:style-name="ce89"/>
          <table:table-cell table:style-name="ce89" table:formula="of:=[.I32]+[.J32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uyLTT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3]);DATE(YEAR([.D33]);12;31);NOW())" office:value-type="date" office:date-value="2015-08-12T09:46:01.47">
            <text:p>08/12/15</text:p>
          </table:table-cell>
          <table:table-cell table:style-name="ce9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94" table:formula="of:=SUMPRODUCT([Thong_Tin_Ngay_Nghi_201501.$B$3:.$B$29]=[.B33];[Thong_Tin_Ngay_Nghi_201501.$C$3:.$C$29]) + SUMPRODUCT([Thong_Tin_Ngay_Nghi_201502.$B$5:.$B$35]=[.B33];[Thong_Tin_Ngay_Nghi_201502.$C$5:.$C$35])  + SUMPRODUCT([Thong_Tin_Ngay_Nghi_201503.$B$5:.$B$34]=[.B33];[Thong_Tin_Ngay_Nghi_201503.$C$5:.$C$34])" office:value-type="float" office:value="7.5">
            <text:p>7.5</text:p>
          </table:table-cell>
          <table:table-cell table:style-name="ce97" table:formula="of:=SUMPRODUCT([Thong_Tin_Ngay_Nghi_201501.$B$3:.$B$29]=[.B33];[Thong_Tin_Ngay_Nghi_201501.$C$3:.$C$29]) + SUMPRODUCT([Thong_Tin_Ngay_Nghi_201502.$B$5:.$B$35]=[.B33];[Thong_Tin_Ngay_Nghi_201502.$C$5:.$C$35])  + SUMPRODUCT([Thong_Tin_Ngay_Nghi_201503.$B$5:.$B$34]=[.B33];[Thong_Tin_Ngay_Nghi_201503.$C$5:.$C$34]) +  SUMPRODUCT([Thong_Tin_Ngay_Nghi_201504.$B$5:.$B$40]=[.B33];[Thong_Tin_Ngay_Nghi_201504.$C$5:.$C$40])" office:value-type="float" office:value="9.5">
            <text:p>9.5</text:p>
          </table:table-cell>
          <table:table-cell table:style-name="ce89" table:formula="of:=IF(DATE(YEAR([.E33]);MONTH([.E33]);DAY([.E33]))&lt;=DATE(YEAR([.E33]);3;31); [.F33]+[.C33]-[.G33]; IF([.G33]-[.C33]&lt;0;[.F33]-[.H33];[.F33]+[.C33]-[.H33]))" office:value-type="float" office:value="-1.5">
            <text:p>-1.5</text:p>
          </table:table-cell>
          <table:table-cell table:style-name="ce89"/>
          <table:table-cell table:style-name="ce89" table:formula="of:=[.I33]+[.J33]" office:value-type="float" office:value="-1.5">
            <text:p>-1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uanND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34]);DATE(YEAR([.D34]);12;31);NOW())" office:value-type="date" office:date-value="2015-08-12T09:46:01.47">
            <text:p>08/12/15</text:p>
          </table:table-cell>
          <table:table-cell table:style-name="ce9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4">
            <text:p>4</text:p>
          </table:table-cell>
          <table:table-cell table:style-name="ce94" table:formula="of:=SUMPRODUCT([Thong_Tin_Ngay_Nghi_201501.$B$3:.$B$29]=[.B34];[Thong_Tin_Ngay_Nghi_201501.$C$3:.$C$29]) + SUMPRODUCT([Thong_Tin_Ngay_Nghi_201502.$B$5:.$B$35]=[.B34];[Thong_Tin_Ngay_Nghi_201502.$C$5:.$C$35])  + SUMPRODUCT([Thong_Tin_Ngay_Nghi_201503.$B$5:.$B$34]=[.B34];[Thong_Tin_Ngay_Nghi_201503.$C$5:.$C$34])" office:value-type="float" office:value="0">
            <text:p>0</text:p>
          </table:table-cell>
          <table:table-cell table:style-name="ce97" table:formula="of:=SUMPRODUCT([Thong_Tin_Ngay_Nghi_201501.$B$3:.$B$29]=[.B34];[Thong_Tin_Ngay_Nghi_201501.$C$3:.$C$29]) + SUMPRODUCT([Thong_Tin_Ngay_Nghi_201502.$B$5:.$B$35]=[.B34];[Thong_Tin_Ngay_Nghi_201502.$C$5:.$C$35])  + SUMPRODUCT([Thong_Tin_Ngay_Nghi_201503.$B$5:.$B$34]=[.B34];[Thong_Tin_Ngay_Nghi_201503.$C$5:.$C$34]) +  SUMPRODUCT([Thong_Tin_Ngay_Nghi_201504.$B$5:.$B$40]=[.B34];[Thong_Tin_Ngay_Nghi_201504.$C$5:.$C$40])" office:value-type="float" office:value="0">
            <text:p>0</text:p>
          </table:table-cell>
          <table:table-cell table:style-name="ce89" table:formula="of:=IF(DATE(YEAR([.E34]);MONTH([.E34]);DAY([.E34]))&lt;=DATE(YEAR([.E34]);3;31); [.F34]+[.C34]-[.G34]; IF([.G34]-[.C34]&lt;0;[.F34]-[.H34];[.F34]+[.C34]-[.H34]))" office:value-type="float" office:value="4">
            <text:p>4</text:p>
          </table:table-cell>
          <table:table-cell table:style-name="ce89"/>
          <table:table-cell table:style-name="ce89" table:formula="of:=[.I34]+[.J34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VietBA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5]);DATE(YEAR([.D35]);12;31);NOW())" office:value-type="date" office:date-value="2015-08-12T09:46:01.48">
            <text:p>08/12/15</text:p>
          </table:table-cell>
          <table:table-cell table:style-name="ce9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7">
            <text:p>7</text:p>
          </table:table-cell>
          <table:table-cell table:style-name="ce94" table:formula="of:=SUMPRODUCT([Thong_Tin_Ngay_Nghi_201501.$B$3:.$B$29]=[.B35];[Thong_Tin_Ngay_Nghi_201501.$C$3:.$C$29]) + SUMPRODUCT([Thong_Tin_Ngay_Nghi_201502.$B$5:.$B$35]=[.B35];[Thong_Tin_Ngay_Nghi_201502.$C$5:.$C$35])  + SUMPRODUCT([Thong_Tin_Ngay_Nghi_201503.$B$5:.$B$34]=[.B35];[Thong_Tin_Ngay_Nghi_201503.$C$5:.$C$34])" office:value-type="float" office:value="1.5">
            <text:p>1.5</text:p>
          </table:table-cell>
          <table:table-cell table:style-name="ce97" table:formula="of:=SUMPRODUCT([Thong_Tin_Ngay_Nghi_201501.$B$3:.$B$29]=[.B35];[Thong_Tin_Ngay_Nghi_201501.$C$3:.$C$29]) + SUMPRODUCT([Thong_Tin_Ngay_Nghi_201502.$B$5:.$B$35]=[.B35];[Thong_Tin_Ngay_Nghi_201502.$C$5:.$C$35])  + SUMPRODUCT([Thong_Tin_Ngay_Nghi_201503.$B$5:.$B$34]=[.B35];[Thong_Tin_Ngay_Nghi_201503.$C$5:.$C$34]) +  SUMPRODUCT([Thong_Tin_Ngay_Nghi_201504.$B$5:.$B$40]=[.B35];[Thong_Tin_Ngay_Nghi_201504.$C$5:.$C$40])" office:value-type="float" office:value="1.5">
            <text:p>1.5</text:p>
          </table:table-cell>
          <table:table-cell table:style-name="ce89" table:formula="of:=IF(DATE(YEAR([.E35]);MONTH([.E35]);DAY([.E35]))&lt;=DATE(YEAR([.E35]);3;31); [.F35]+[.C35]-[.G35]; IF([.G35]-[.C35]&lt;0;[.F35]-[.H35];[.F35]+[.C35]-[.H35]))" office:value-type="float" office:value="6.5">
            <text:p>6.5</text:p>
          </table:table-cell>
          <table:table-cell table:style-name="ce89"/>
          <table:table-cell table:style-name="ce89" table:formula="of:=[.I35]+[.J35]" office:value-type="float" office:value="6.5">
            <text:p>6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VietTH</text:p>
          </table:table-cell>
          <table:table-cell table:style-name="ce89" office:value-type="float" office:value="0.5">
            <text:p>0.5</text:p>
          </table:table-cell>
          <table:table-cell table:style-name="ce91" office:value-type="date" office:date-value="2015-01-05">
            <text:p>01/05/15</text:p>
          </table:table-cell>
          <table:table-cell table:style-name="ce91" office:value-type="date" office:date-value="2015-04-27">
            <text:p>04/27/15</text:p>
          </table:table-cell>
          <table:table-cell table:style-name="ce9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4">
            <text:p>4</text:p>
          </table:table-cell>
          <table:table-cell table:style-name="ce94" table:formula="of:=SUMPRODUCT([Thong_Tin_Ngay_Nghi_201501.$B$3:.$B$29]=[.B36];[Thong_Tin_Ngay_Nghi_201501.$C$3:.$C$29]) + SUMPRODUCT([Thong_Tin_Ngay_Nghi_201502.$B$5:.$B$35]=[.B36];[Thong_Tin_Ngay_Nghi_201502.$C$5:.$C$35])  + SUMPRODUCT([Thong_Tin_Ngay_Nghi_201503.$B$5:.$B$34]=[.B36];[Thong_Tin_Ngay_Nghi_201503.$C$5:.$C$34])" office:value-type="float" office:value="8.5">
            <text:p>8.5</text:p>
          </table:table-cell>
          <table:table-cell table:style-name="ce97" table:formula="of:=SUMPRODUCT([Thong_Tin_Ngay_Nghi_201501.$B$3:.$B$29]=[.B36];[Thong_Tin_Ngay_Nghi_201501.$C$3:.$C$29]) + SUMPRODUCT([Thong_Tin_Ngay_Nghi_201502.$B$5:.$B$35]=[.B36];[Thong_Tin_Ngay_Nghi_201502.$C$5:.$C$35])  + SUMPRODUCT([Thong_Tin_Ngay_Nghi_201503.$B$5:.$B$34]=[.B36];[Thong_Tin_Ngay_Nghi_201503.$C$5:.$C$34]) +  SUMPRODUCT([Thong_Tin_Ngay_Nghi_201504.$B$5:.$B$40]=[.B36];[Thong_Tin_Ngay_Nghi_201504.$C$5:.$C$40])" office:value-type="float" office:value="9.5">
            <text:p>9.5</text:p>
          </table:table-cell>
          <table:table-cell table:style-name="ce89" table:formula="of:=IF(DATE(YEAR([.E36]);MONTH([.E36]);DAY([.E36]))&lt;=DATE(YEAR([.E36]);3;31); [.F36]+[.C36]-[.G36]; IF([.G36]-[.C36]&lt;0;[.F36]-[.H36];[.F36]+[.C36]-[.H36]))" office:value-type="float" office:value="-5">
            <text:p>-5</text:p>
          </table:table-cell>
          <table:table-cell table:style-name="ce89"/>
          <table:table-cell table:style-name="ce89" table:formula="of:=[.I36]+[.J36]" office:value-type="float" office:value="-5">
            <text:p>-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VuNA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37]);DATE(YEAR([.D37]);12;31);NOW())" office:value-type="date" office:date-value="2015-08-12T09:46:01.48">
            <text:p>08/12/15</text:p>
          </table:table-cell>
          <table:table-cell table:style-name="ce9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4">
            <text:p>4</text:p>
          </table:table-cell>
          <table:table-cell table:style-name="ce94" table:formula="of:=SUMPRODUCT([Thong_Tin_Ngay_Nghi_201501.$B$3:.$B$29]=[.B37];[Thong_Tin_Ngay_Nghi_201501.$C$3:.$C$29]) + SUMPRODUCT([Thong_Tin_Ngay_Nghi_201502.$B$5:.$B$35]=[.B37];[Thong_Tin_Ngay_Nghi_201502.$C$5:.$C$35])  + SUMPRODUCT([Thong_Tin_Ngay_Nghi_201503.$B$5:.$B$34]=[.B37];[Thong_Tin_Ngay_Nghi_201503.$C$5:.$C$34])" office:value-type="float" office:value="0">
            <text:p>0</text:p>
          </table:table-cell>
          <table:table-cell table:style-name="ce97" table:formula="of:=SUMPRODUCT([Thong_Tin_Ngay_Nghi_201501.$B$3:.$B$29]=[.B37];[Thong_Tin_Ngay_Nghi_201501.$C$3:.$C$29]) + SUMPRODUCT([Thong_Tin_Ngay_Nghi_201502.$B$5:.$B$35]=[.B37];[Thong_Tin_Ngay_Nghi_201502.$C$5:.$C$35])  + SUMPRODUCT([Thong_Tin_Ngay_Nghi_201503.$B$5:.$B$34]=[.B37];[Thong_Tin_Ngay_Nghi_201503.$C$5:.$C$34]) +  SUMPRODUCT([Thong_Tin_Ngay_Nghi_201504.$B$5:.$B$40]=[.B37];[Thong_Tin_Ngay_Nghi_201504.$C$5:.$C$40])" office:value-type="float" office:value="0">
            <text:p>0</text:p>
          </table:table-cell>
          <table:table-cell table:style-name="ce89" table:formula="of:=IF(DATE(YEAR([.E37]);MONTH([.E37]);DAY([.E37]))&lt;=DATE(YEAR([.E37]);3;31); [.F37]+[.C37]-[.G37]; IF([.G37]-[.C37]&lt;0;[.F37]-[.H37];[.F37]+[.C37]-[.H37]))" office:value-type="float" office:value="4">
            <text:p>4</text:p>
          </table:table-cell>
          <table:table-cell table:style-name="ce89"/>
          <table:table-cell table:style-name="ce89" table:formula="of:=[.I37]+[.J37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59" office:value-type="string" table:number-columns-spanned="31" table:number-rows-spanned="1">
            <text:p>January</text:p>
          </table:table-cell>
          <table:covered-table-cell table:number-columns-repeated="30" table:style-name="ce62"/>
          <table:table-cell table:style-name="ce64" table:number-columns-repeated="975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60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60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60" office:value-type="float" office:value="-3">
            <text:p>-3</text:p>
          </table:table-cell>
          <table:table-cell table:style-name="ce60" office:value-type="float" office:value="-4">
            <text:p>-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60" office:value-type="float" office:value="-11">
            <text:p>-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16">
            <text:p>16</text:p>
          </table:table-cell>
          <table:table-cell table:style-name="ce63" office:value-type="float" office:value="-17">
            <text:p>-17</text:p>
          </table:table-cell>
          <table:table-cell table:style-name="ce60" office:value-type="float" office:value="-18">
            <text:p>-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22">
            <text:p>22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-24">
            <text:p>-24</text:p>
          </table:table-cell>
          <table:table-cell table:style-name="ce60" office:value-type="float" office:value="-25">
            <text:p>-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60" office:value-type="float" office:value="29">
            <text:p>29</text:p>
          </table:table-cell>
          <table:table-cell table:style-name="ce60" office:value-type="float" office:value="30">
            <text:p>30</text:p>
          </table:table-cell>
          <table:table-cell table:style-name="ce60" office:value-type="float" office:value="-31">
            <text:p>-31</text:p>
          </table:table-cell>
          <table:table-cell table:style-name="ce64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58" table:formula="of:=SUM([.D3:.AH3])" office:value-type="float" office:value="3">
            <text:p>3</text:p>
          </table:table-cell>
          <table:table-cell table:style-name="ce61" table:number-columns-repeated="11"/>
          <table:table-cell table:style-name="ce61" office:value-type="float" office:value="0">
            <office:annotation draw:style-name="gr3" draw:text-style-name="P1" svg:width="1.1413in" svg:height="0.7012in" svg:x="6.6224in" svg:y="0.0126in" draw:caption-point-x="-0.2402in" draw:caption-point-y="0.472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9.578in" svg:y="0.0126in" draw:caption-point-x="-0.2402in" draw:caption-point-y="0.472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58" table:formula="of:=SUM([.D4:.AH4])" office:value-type="float" office:value="2.5">
            <text:p>2.5</text:p>
          </table:table-cell>
          <table:table-cell table:style-name="ce61" table:number-columns-repeated="4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61" office:value-type="float" office:value="1"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58" table:formula="of:=SUM([.D5:.AH5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58" table:formula="of:=SUM([.D6:.AH6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58" table:formula="of:=SUM([.D7:.AH7])" office:value-type="float" office:value="0">
            <text:p>0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">
            <office:annotation draw:style-name="gr6" draw:text-style-name="P1" svg:width="1.1413in" svg:height="0.2346in" svg:x="5.8835in" svg:y="0.9709in" draw:caption-point-x="-0.2402in" draw:caption-point-y="0.5043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61"/>
          <table:table-cell table:style-name="ce61" office:value-type="float" office:value="0">
            <office:annotation draw:style-name="gr2" draw:text-style-name="P1" svg:width="1.1413in" svg:height="0.5457in" svg:x="6.6224in" svg:y="0.9776in" draw:caption-point-x="-0.2402in" draw:caption-point-y="0.4976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4" draw:text-style-name="P1" svg:width="1.1413in" svg:height="0.3902in" svg:x="9.2087in" svg:y="0.9776in" draw:caption-point-x="-0.2402in" draw:caption-point-y="0.4976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4" draw:text-style-name="P1" svg:width="1.1413in" svg:height="0.3902in" svg:x="11.7949in" svg:y="0.9776in" draw:caption-point-x="-0.2402in" draw:caption-point-y="0.4976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58" table:formula="of:=SUM([.D8:.AH8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58" table:formula="of:=SUM([.D9:.AH9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58" table:formula="of:=SUM([.D10:.AH10])" office:value-type="float" office:value="2">
            <text:p>2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58" table:formula="of:=SUM([.D11:.AH11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58" table:formula="of:=SUM([.D12:.AH12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58" table:formula="of:=SUM([.D13:.AH13])" office:value-type="float" office:value="0.5">
            <text:p>0.5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">
            <office:annotation draw:style-name="gr7" draw:text-style-name="P1" svg:width="1.1413in" svg:height="0.8567in" svg:x="5.8835in" svg:y="2.5689in" draw:caption-point-x="-0.2402in" draw:caption-point-y="0.3925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61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58" table:formula="of:=SUM([.D14:.AH14])" office:value-type="float" office:value="0.5">
            <text:p>0.5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58" table:formula="of:=SUM([.D15:.AH15])" office:value-type="float" office:value="7">
            <text:p>7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4.4059in" svg:y="3.1055in" draw:caption-point-x="-0.2402in" draw:caption-point-y="0.3512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5.1449in" svg:y="3.1071in" draw:caption-point-x="-0.2402in" draw:caption-point-y="0.3496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6.9921in" svg:y="3.1102in" draw:caption-point-x="-0.2402in" draw:caption-point-y="0.3465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7.7307in" svg:y="3.1118in" draw:caption-point-x="-0.2402in" draw:caption-point-y="0.3449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9.578in" svg:y="3.1142in" draw:caption-point-x="-0.2402in" draw:caption-point-y="0.3425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10.3169in" svg:y="3.1189in" draw:caption-point-x="-0.2402in" draw:caption-point-y="0.3378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.5">
            <office:annotation draw:style-name="gr4" draw:text-style-name="P1" svg:width="1.1413in" svg:height="0.3902in" svg:x="12.1642in" svg:y="3.1189in" draw:caption-point-x="-0.2402in" draw:caption-point-y="0.3378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office:annotation draw:style-name="gr6" draw:text-style-name="P1" svg:width="1.1413in" svg:height="0.2346in" svg:x="12.9031in" svg:y="3.1189in" draw:caption-point-x="-0.2402in" draw:caption-point-y="0.3378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58" table:formula="of:=SUM([.D16:.AH16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58" table:formula="of:=SUM([.D17:.AH17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58" table:formula="of:=SUM([.D18:.AH18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58" table:formula="of:=SUM([.D19:.AH19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58" table:formula="of:=SUM([.D20:.AH20])" office:value-type="float" office:value="1">
            <text:p>1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58" table:formula="of:=SUM([.D21:.AH21])" office:value-type="float" office:value="3">
            <text:p>3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/>
          <table:table-cell table:style-name="ce61" office:value-type="float" office:value="1">
            <office:annotation draw:style-name="gr6" draw:text-style-name="P1" svg:width="1.1413in" svg:height="0.2346in" svg:x="6.6224in" svg:y="4.6823in" draw:caption-point-x="-0.2402in" draw:caption-point-y="0.2606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TP</text:p>
          </table:table-cell>
          <table:table-cell table:style-name="ce58" table:formula="of:=SUM([.D22:.AH22])" office:value-type="float" office:value="1">
            <text:p>1</text:p>
          </table:table-cell>
          <table:table-cell table:style-name="ce61" table:number-columns-repeated="11"/>
          <table:table-cell table:style-name="ce61" office:value-type="float" office:value="0">
            <office:annotation draw:style-name="gr3" draw:text-style-name="P1" svg:width="1.1413in" svg:height="0.7012in" svg:x="6.6224in" svg:y="4.9469in" draw:caption-point-x="-0.2402in" draw:caption-point-y="0.2437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1"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5" draw:text-style-name="P1" svg:width="1.1413in" svg:height="1.4787in" svg:x="12.1642in" svg:y="4.9524in" draw:caption-point-x="-0.2402in" draw:caption-point-y="0.2382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8" draw:text-style-name="P1" svg:width="1.1413in" svg:height="1.0122in" svg:x="12.9031in" svg:y="4.9539in" draw:caption-point-x="-0.2402in" draw:caption-point-y="0.2366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mDT</text:p>
          </table:table-cell>
          <table:table-cell table:style-name="ce58" table:formula="of:=SUM([.D23:.AH23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9" draw:text-style-name="P1" svg:width="1.1413in" svg:height="0.2634in" svg:x="12.1642in" svg:y="5.2146in" draw:caption-point-x="-0.2402in" draw:caption-point-y="0.2236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ieuNV</text:p>
          </table:table-cell>
          <table:table-cell table:style-name="ce58" table:formula="of:=SUM([.D24:.AH24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uyLTT</text:p>
          </table:table-cell>
          <table:table-cell table:style-name="ce58" table:formula="of:=SUM([.D25:.AH25])" office:value-type="float" office:value="4">
            <text:p>4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4.4059in" svg:y="5.728in" draw:caption-point-x="-0.2402in" draw:caption-point-y="0.2055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61" office:value-type="float" office:value="1">
            <office:annotation draw:style-name="gr6" draw:text-style-name="P1" svg:width="1.1413in" svg:height="0.2346in" svg:x="4.7752in" svg:y="5.728in" draw:caption-point-x="-0.2402in" draw:caption-point-y="0.2055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VietBA</text:p>
          </table:table-cell>
          <table:table-cell table:style-name="ce58" table:formula="of:=SUM([.D26:.AH26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ietTH</text:p>
          </table:table-cell>
          <table:table-cell table:style-name="ce58" table:formula="of:=SUM([.D27:.AH27])" office:value-type="float" office:value="4">
            <text:p>4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/>
          <table:table-cell table:style-name="ce61" office:value-type="float" office:value="1">
            <office:annotation draw:style-name="gr6" draw:text-style-name="P1" svg:width="1.1413in" svg:height="0.2346in" svg:x="6.6224in" svg:y="6.2614in" draw:caption-point-x="-0.2402in" draw:caption-point-y="0.1677in">
              <dc:date>2015-01-21T00:00:00</dc:date>
              <text:p text:style-name="P1"><text:span text:style-name="T1">Đi đám tang</text:span></text:p>
            </office:annotation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9.578in" svg:y="6.2614in" draw:caption-point-x="-0.2402in" draw:caption-point-y="0.1677in">
              <dc:date>2015-01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office:annotation draw:style-name="gr6" draw:text-style-name="P1" svg:width="1.1413in" svg:height="0.2346in" svg:x="13.2724in" svg:y="6.265in" draw:caption-point-x="-0.2402in" draw:caption-point-y="0.1642in">
              <dc:date>2015-01-28T00:00:00</dc:date>
              <text:p text:style-name="P1"><text:span text:style-name="T1">Đi đám tang</text:span></text:p>
            </office:annotation>
            <text:p>1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9"/>
          <table:table-cell table:number-columns-repeated="20"/>
        </table:table-row>
        <table:table-row table:style-name="ro2" table:number-rows-repeated="983142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68" office:value-type="string" table:number-columns-spanned="28" table:number-rows-spanned="1">
            <text:p>Febuary</text:p>
          </table:table-cell>
          <table:covered-table-cell table:number-columns-repeated="27" table:style-name="ce72"/>
          <table:table-cell table:style-name="ce64" table:number-columns-repeated="975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-7">
            <text:p>-7</text:p>
          </table:table-cell>
          <table:table-cell table:style-name="ce69" office:value-type="float" office:value="-8">
            <text:p>-8</text:p>
          </table:table-cell>
          <table:table-cell table:style-name="ce69" office:value-type="float" office:value="9"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-14">
            <text:p>-14</text:p>
          </table:table-cell>
          <table:table-cell table:style-name="ce69" office:value-type="float" office:value="-15">
            <text:p>-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9" office:value-type="float" office:value="19">
            <office:annotation draw:style-name="gr6" draw:text-style-name="P1" svg:width="1.1413in" svg:height="0.2346in" svg:x="9.2087in" svg:y="0.0516in" draw:caption-point-x="-0.2402in" draw:caption-point-y="0.1854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9" office:value-type="float" office:value="20">
            <office:annotation draw:style-name="gr6" draw:text-style-name="P1" svg:width="1.1413in" svg:height="0.2346in" svg:x="9.578in" svg:y="0.0516in" draw:caption-point-x="-0.2402in" draw:caption-point-y="0.1854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9" office:value-type="float" office:value="-21">
            <text:p>-21</text:p>
          </table:table-cell>
          <table:table-cell table:style-name="ce69" office:value-type="float" office:value="-22">
            <text:p>-22</text:p>
          </table:table-cell>
          <table:table-cell table:style-name="ce69" office:value-type="float" office:value="23">
            <office:annotation draw:style-name="gr6" draw:text-style-name="P1" svg:width="1.1413in" svg:height="0.2346in" svg:x="10.6866in" svg:y="0.0516in" draw:caption-point-x="-0.2402in" draw:caption-point-y="0.1854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9" office:value-type="float" office:value="24">
            <office:annotation draw:style-name="gr6" draw:text-style-name="P1" svg:width="1.1413in" svg:height="0.2346in" svg:x="11.0559in" svg:y="0.0516in" draw:caption-point-x="-0.2402in" draw:caption-point-y="0.1854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26">
            <text:p>26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-28">
            <text:p>-28</text:p>
          </table:table-cell>
          <table:table-cell table:style-name="ce64" table:number-columns-repeated="955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70" table:formula="of:=SUM([.D5:.D30])" office:value-type="float" office:value="0">
            <text:p>0</text:p>
          </table:table-cell>
          <table:table-cell table:style-name="ce70" table:formula="of:=SUM([.E5:.E30])" office:value-type="float" office:value="0">
            <text:p>0</text:p>
          </table:table-cell>
          <table:table-cell table:style-name="ce70" table:formula="of:=SUM([.F5:.F30])" office:value-type="float" office:value="0">
            <text:p>0</text:p>
          </table:table-cell>
          <table:table-cell table:style-name="ce70" table:formula="of:=SUM([.G5:.G30])" office:value-type="float" office:value="0">
            <text:p>0</text:p>
          </table:table-cell>
          <table:table-cell table:style-name="ce70" table:formula="of:=SUM([.H5:.H30])" office:value-type="float" office:value="1">
            <text:p>1</text:p>
          </table:table-cell>
          <table:table-cell table:style-name="ce70" table:formula="of:=SUM([.I5:.I30])" office:value-type="float" office:value="1.5">
            <text:p>1.5</text:p>
          </table:table-cell>
          <table:table-cell table:style-name="ce70" table:formula="of:=SUM([.J5:.J30])" office:value-type="float" office:value="0">
            <text:p>0</text:p>
          </table:table-cell>
          <table:table-cell table:style-name="ce70" table:formula="of:=SUM([.K5:.K30])" office:value-type="float" office:value="0">
            <text:p>0</text:p>
          </table:table-cell>
          <table:table-cell table:style-name="ce70" table:formula="of:=SUM([.L5:.L30])" office:value-type="float" office:value="2.5">
            <text:p>2.5</text:p>
          </table:table-cell>
          <table:table-cell table:style-name="ce70" table:formula="of:=SUM([.M5:.M30])" office:value-type="float" office:value="0">
            <text:p>0</text:p>
          </table:table-cell>
          <table:table-cell table:style-name="ce70" table:formula="of:=SUM([.N5:.N30])" office:value-type="float" office:value="0.5">
            <text:p>0.5</text:p>
          </table:table-cell>
          <table:table-cell table:style-name="ce70" table:formula="of:=SUM([.O5:.O30])" office:value-type="float" office:value="0.5">
            <text:p>0.5</text:p>
          </table:table-cell>
          <table:table-cell table:style-name="ce70" table:formula="of:=SUM([.P5:.P30])" office:value-type="float" office:value="3">
            <text:p>3</text:p>
          </table:table-cell>
          <table:table-cell table:style-name="ce70" table:formula="of:=SUM([.Q5:.Q30])" office:value-type="float" office:value="0">
            <text:p>0</text:p>
          </table:table-cell>
          <table:table-cell table:style-name="ce70" table:formula="of:=SUM([.R5:.R30])" office:value-type="float" office:value="0">
            <text:p>0</text:p>
          </table:table-cell>
          <table:table-cell table:style-name="ce70" table:formula="of:=SUM([.S5:.S30])" office:value-type="float" office:value="18">
            <text:p>18</text:p>
          </table:table-cell>
          <table:table-cell table:style-name="ce70" table:formula="of:=SUM([.T5:.T30])" office:value-type="float" office:value="21.5">
            <text:p>21.5</text:p>
          </table:table-cell>
          <table:table-cell table:style-name="ce70" table:formula="of:=SUM([.U5:.U30])" office:value-type="float" office:value="0">
            <text:p>0</text:p>
          </table:table-cell>
          <table:table-cell table:style-name="ce70" table:formula="of:=SUM([.V5:.V30])" office:value-type="float" office:value="0">
            <text:p>0</text:p>
          </table:table-cell>
          <table:table-cell table:style-name="ce70" table:formula="of:=SUM([.W5:.W30])" office:value-type="float" office:value="0">
            <text:p>0</text:p>
          </table:table-cell>
          <table:table-cell table:style-name="ce70" table:formula="of:=SUM([.X5:.X30])" office:value-type="float" office:value="0">
            <text:p>0</text:p>
          </table:table-cell>
          <table:table-cell table:style-name="ce70" table:formula="of:=SUM([.Y5:.Y30])" office:value-type="float" office:value="0">
            <text:p>0</text:p>
          </table:table-cell>
          <table:table-cell table:style-name="ce70" table:formula="of:=SUM([.Z5:.Z30])" office:value-type="float" office:value="0">
            <text:p>0</text:p>
          </table:table-cell>
          <table:table-cell table:style-name="ce70" table:formula="of:=SUM([.AA5:.AA30])" office:value-type="float" office:value="0">
            <text:p>0</text:p>
          </table:table-cell>
          <table:table-cell table:style-name="ce70" table:formula="of:=SUM([.AB5:.AB30])" office:value-type="float" office:value="12">
            <text:p>12</text:p>
          </table:table-cell>
          <table:table-cell table:style-name="ce70" table:formula="of:=SUM([.AC5:.AC30])" office:value-type="float" office:value="11">
            <text:p>11</text:p>
          </table:table-cell>
          <table:table-cell table:style-name="ce70" table:formula="of:=SUM([.AD5:.AD30])" office:value-type="float" office:value="11">
            <text:p>11</text:p>
          </table:table-cell>
          <table:table-cell table:style-name="ce70" table:formula="of:=SUM([.AE5:.AE30])" office:value-type="float" office:value="0">
            <text:p>0</text:p>
          </table:table-cell>
          <table:table-cell table:style-name="ce64" table:number-columns-repeated="955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70" table:formula="of:=ROWS([.D5:.D30])-[.D3]" office:value-type="float" office:value="26">
            <text:p>26</text:p>
          </table:table-cell>
          <table:table-cell table:style-name="ce70" table:formula="of:=ROWS([.E5:.E30])-[.E3]" office:value-type="float" office:value="26">
            <text:p>26</text:p>
          </table:table-cell>
          <table:table-cell table:style-name="ce70" table:formula="of:=ROWS([.F5:.F30])-[.F3]" office:value-type="float" office:value="26">
            <text:p>26</text:p>
          </table:table-cell>
          <table:table-cell table:style-name="ce70" table:formula="of:=ROWS([.G5:.G30])-[.G3]" office:value-type="float" office:value="26">
            <text:p>26</text:p>
          </table:table-cell>
          <table:table-cell table:style-name="ce70" table:formula="of:=ROWS([.H5:.H30])-[.H3]" office:value-type="float" office:value="25">
            <text:p>25</text:p>
          </table:table-cell>
          <table:table-cell table:style-name="ce70" table:formula="of:=ROWS([.I5:.I30])-[.I3]" office:value-type="float" office:value="24.5">
            <text:p>24.5</text:p>
          </table:table-cell>
          <table:table-cell table:style-name="ce70" table:formula="of:=ROWS([.J5:.J30])-[.J3]" office:value-type="float" office:value="26">
            <text:p>26</text:p>
          </table:table-cell>
          <table:table-cell table:style-name="ce70" table:formula="of:=ROWS([.K5:.K30])-[.K3]" office:value-type="float" office:value="26">
            <text:p>26</text:p>
          </table:table-cell>
          <table:table-cell table:style-name="ce70" table:formula="of:=ROWS([.L5:.L30])-[.L3]" office:value-type="float" office:value="23.5">
            <text:p>23.5</text:p>
          </table:table-cell>
          <table:table-cell table:style-name="ce70" table:formula="of:=ROWS([.M5:.M30])-[.M3]" office:value-type="float" office:value="26">
            <text:p>26</text:p>
          </table:table-cell>
          <table:table-cell table:style-name="ce70" table:formula="of:=ROWS([.N5:.N30])-[.N3]" office:value-type="float" office:value="25.5">
            <text:p>25.5</text:p>
          </table:table-cell>
          <table:table-cell table:style-name="ce70" table:formula="of:=ROWS([.O5:.O30])-[.O3]" office:value-type="float" office:value="25.5">
            <text:p>25.5</text:p>
          </table:table-cell>
          <table:table-cell table:style-name="ce70" table:formula="of:=ROWS([.P5:.P30])-[.P3]" office:value-type="float" office:value="23">
            <text:p>23</text:p>
          </table:table-cell>
          <table:table-cell table:style-name="ce70" table:formula="of:=ROWS([.Q5:.Q30])-[.Q3]" office:value-type="float" office:value="26">
            <text:p>26</text:p>
          </table:table-cell>
          <table:table-cell table:style-name="ce70" table:formula="of:=ROWS([.R5:.R30])-[.R3]" office:value-type="float" office:value="26">
            <text:p>26</text:p>
          </table:table-cell>
          <table:table-cell table:style-name="ce70" table:formula="of:=ROWS([.S5:.S30])-[.S3]" office:value-type="float" office:value="8">
            <text:p>8</text:p>
          </table:table-cell>
          <table:table-cell table:style-name="ce70" table:formula="of:=ROWS([.T5:.T30])-[.T3]" office:value-type="float" office:value="4.5">
            <text:p>4.5</text:p>
          </table:table-cell>
          <table:table-cell table:style-name="ce70" table:formula="of:=ROWS([.U5:.U30])-[.U3]" office:value-type="float" office:value="26">
            <text:p>26</text:p>
          </table:table-cell>
          <table:table-cell table:style-name="ce70" table:formula="of:=ROWS([.V5:.V30])-[.V3]" office:value-type="float" office:value="26">
            <text:p>26</text:p>
          </table:table-cell>
          <table:table-cell table:style-name="ce70" table:formula="of:=ROWS([.W5:.W30])-[.W3]" office:value-type="float" office:value="26">
            <text:p>26</text:p>
          </table:table-cell>
          <table:table-cell table:style-name="ce70" table:formula="of:=ROWS([.X5:.X30])-[.X3]" office:value-type="float" office:value="26">
            <text:p>26</text:p>
          </table:table-cell>
          <table:table-cell table:style-name="ce70" table:formula="of:=ROWS([.Y5:.Y30])-[.Y3]" office:value-type="float" office:value="26">
            <text:p>26</text:p>
          </table:table-cell>
          <table:table-cell table:style-name="ce70" table:formula="of:=ROWS([.Z5:.Z30])-[.Z3]" office:value-type="float" office:value="26">
            <text:p>26</text:p>
          </table:table-cell>
          <table:table-cell table:style-name="ce70" table:formula="of:=ROWS([.AA5:.AA30])-[.AA3]" office:value-type="float" office:value="26">
            <text:p>26</text:p>
          </table:table-cell>
          <table:table-cell table:style-name="ce70" table:formula="of:=ROWS([.AB5:.AB30])-[.AB3]" office:value-type="float" office:value="14">
            <text:p>14</text:p>
          </table:table-cell>
          <table:table-cell table:style-name="ce70" table:formula="of:=ROWS([.AC5:.AC30])-[.AC3]" office:value-type="float" office:value="15">
            <text:p>15</text:p>
          </table:table-cell>
          <table:table-cell table:style-name="ce70" table:formula="of:=ROWS([.AD5:.AD30])-[.AD3]" office:value-type="float" office:value="15">
            <text:p>15</text:p>
          </table:table-cell>
          <table:table-cell table:style-name="ce70" table:formula="of:=ROWS([.AE5:.AE30])-[.AE3]" office:value-type="float" office:value="26">
            <text:p>26</text:p>
          </table:table-cell>
          <table:table-cell table:style-name="ce64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67" table:formula="of:=SUM([.D5:.AE5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7" table:formula="of:=SUM([.D6:.AE6])" office:value-type="float" office:value="0">
            <text:p>0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67" table:formula="of:=SUM([.D7:.AE7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67" table:formula="of:=SUM([.D8:.AE8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67" table:formula="of:=SUM([.D9:.AE9])" office:value-type="float" office:value="6">
            <text:p>6</text:p>
          </table:table-cell>
          <table:table-cell table:style-name="ce71"/>
          <table:table-cell table:style-name="ce71" office:value-type="float" office:value="0">
            <office:annotation draw:style-name="gr4" draw:text-style-name="P1" svg:width="1.1413in" svg:height="0.3902in" svg:x="2.928in" svg:y="1.3378in" draw:caption-point-x="-0.2402in" draw:caption-point-y="0.6039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4.4059in" svg:y="1.3398in" draw:caption-point-x="-0.2402in" draw:caption-point-y="0.602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67" table:formula="of:=SUM([.D10:.AE10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style-name="ce71" office:value-type="float" office:value="1"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67" table:formula="of:=SUM([.D11:.AE11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/>
          <table:table-cell table:style-name="ce42" office:value-type="string">
            <text:p><text:s/></text:p>
          </table:table-cell>
          <table:table-cell table:style-name="ce42" table:number-columns-repeated="953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67" table:formula="of:=SUM([.D12:.AE12])" office:value-type="float" office:value="3.5">
            <text:p>3.5</text:p>
          </table:table-cell>
          <table:table-cell table:style-name="ce71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4.0362in" svg:y="2.0811in" draw:caption-point-x="-0.2402in" draw:caption-point-y="0.6035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67" table:formula="of:=SUM([.D13:.AE13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67" table:formula="of:=SUM([.D14:.AE14])" office:value-type="float" office:value="2.5">
            <text:p>2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6.9921in" svg:y="2.5811in" draw:caption-point-x="-0.2402in" draw:caption-point-y="0.5988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67" table:formula="of:=SUM([.D15:.AE15])" office:value-type="float" office:value="0">
            <text:p>0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67" table:formula="of:=SUM([.D16:.AE16])" office:value-type="float" office:value="5.5">
            <text:p>5.5</text:p>
          </table:table-cell>
          <table:table-cell table:style-name="ce71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4.0362in" svg:y="3.0717in" draw:caption-point-x="-0.2402in" draw:caption-point-y="0.6035in">
              <dc:date>2015-02-05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6.2531in" svg:y="3.0756in" draw:caption-point-x="-0.2402in" draw:caption-point-y="0.5996in">
              <dc:date>2015-02-11T00:00:00</dc:date>
              <text:p text:style-name="P1"><text:span text:style-name="T1">Bị ốm</text:span></text:p>
            </office:annotation>
            <text:p>0.5</text:p>
          </table:table-cell>
          <table:table-cell table:style-name="ce71" office:value-type="float" office:value="0.5">
            <office:annotation draw:style-name="gr4" draw:text-style-name="P1" svg:width="1.1413in" svg:height="0.3902in" svg:x="6.6224in" svg:y="3.076in" draw:caption-point-x="-0.2402in" draw:caption-point-y="0.5992in">
              <dc:date>2015-02-12T00:00:00</dc:date>
              <text:p text:style-name="P1"><text:span text:style-name="T1">Đến trễ buổi sáng &gt; 2h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7"/>
          <table:table-cell table:style-name="ce71" office:value-type="float" office:value="1">
            <office:annotation draw:style-name="gr4" draw:text-style-name="P1" svg:width="1.1413in" svg:height="0.3902in" svg:x="11.4252in" svg:y="3.0776in" draw:caption-point-x="-0.2402in" draw:caption-point-y="0.5976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1" office:value-type="float" office:value="1">
            <office:annotation draw:style-name="gr4" draw:text-style-name="P1" svg:width="1.1413in" svg:height="0.3902in" svg:x="11.7949in" svg:y="3.0776in" draw:caption-point-x="-0.2402in" draw:caption-point-y="0.5976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1" office:value-type="float" office:value="1">
            <office:annotation draw:style-name="gr4" draw:text-style-name="P1" svg:width="1.1413in" svg:height="0.3902in" svg:x="12.1642in" svg:y="3.0776in" draw:caption-point-x="-0.2402in" draw:caption-point-y="0.5976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67" table:formula="of:=SUM([.D17:.AE17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67" table:formula="of:=SUM([.D18:.AE18])" office:value-type="float" office:value="0.5">
            <text:p>0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67" table:formula="of:=SUM([.D19:.AE19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346in" svg:x="5.5142in" svg:y="3.8177in" draw:caption-point-x="-0.2402in" draw:caption-point-y="0.6008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67" table:formula="of:=SUM([.D20:.AE20])" office:value-type="float" office:value="2.5">
            <text:p>2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6" draw:text-style-name="P1" svg:width="1.1413in" svg:height="0.2346in" svg:x="6.9921in" svg:y="4.0673in" draw:caption-point-x="-0.2402in" draw:caption-point-y="0.5988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67" table:formula="of:=SUM([.D21:.AE21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67" table:formula="of:=SUM([.D22:.AE22])" office:value-type="float" office:value="1">
            <text:p>1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67" table:formula="of:=SUM([.D23:.AE23])" office:value-type="float" office:value="6.5">
            <text:p>6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5.5142in" svg:y="4.8079in" draw:caption-point-x="-0.2402in" draw:caption-point-y="0.6012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DTH</text:p>
          </table:table-cell>
          <table:table-cell table:style-name="ce67" table:formula="of:=SUM([.D24:.AE24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TP</text:p>
          </table:table-cell>
          <table:table-cell table:style-name="ce67" table:formula="of:=SUM([.D25:.AE25])" office:value-type="float" office:value="2.5">
            <text:p>2.5</text:p>
          </table:table-cell>
          <table:table-cell table:style-name="ce71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4.4059in" svg:y="5.3028in" draw:caption-point-x="-0.2402in" draw:caption-point-y="0.602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67" table:formula="of:=SUM([.D26:.AE26])" office:value-type="float" office:value="6">
            <text:p>6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67" table:formula="of:=SUM([.D27:.AE27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uyLTT</text:p>
          </table:table-cell>
          <table:table-cell table:style-name="ce67" table:formula="of:=SUM([.D28:.AE28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ietBA</text:p>
          </table:table-cell>
          <table:table-cell table:style-name="ce67" table:formula="of:=SUM([.D29:.AE29])" office:value-type="float" office:value="1">
            <text:p>1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VietTH</text:p>
          </table:table-cell>
          <table:table-cell table:style-name="ce67" table:formula="of:=SUM([.D30:.AE30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6" draw:text-style-name="P1" svg:width="1.1413in" svg:height="0.2346in" svg:x="5.5142in" svg:y="6.5425in" draw:caption-point-x="-0.2402in" draw:caption-point-y="0.6004in">
              <dc:date>2015-02-09T00:00:00</dc:date>
              <text:p text:style-name="P1"><text:span text:style-name="T1">Bị tai nạn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39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101" office:value-type="string" table:number-columns-spanned="31" table:number-rows-spanned="1">
            <text:p>March</text:p>
          </table:table-cell>
          <table:covered-table-cell table:number-columns-repeated="10" table:style-name="ce105"/>
          <table:covered-table-cell table:style-name="ce105" office:value-type="string">
            <text:p>x</text:p>
          </table:covered-table-cell>
          <table:covered-table-cell table:number-columns-repeated="19" table:style-name="ce105"/>
          <table:table-cell table:style-name="ce64" table:number-columns-repeated="972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102" office:value-type="float" office:value="-1">
            <text:p>-1</text:p>
          </table:table-cell>
          <table:table-cell table:style-name="ce102" office:value-type="float" office:value="2">
            <text:p>2</text:p>
          </table:table-cell>
          <table:table-cell table:style-name="ce102" office:value-type="float" office:value="3">
            <text:p>3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5">
            <text:p>5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-7">
            <text:p>-7</text:p>
          </table:table-cell>
          <table:table-cell table:style-name="ce102" office:value-type="float" office:value="-8">
            <text:p>-8</text:p>
          </table:table-cell>
          <table:table-cell table:style-name="ce102" office:value-type="float" office:value="9">
            <text:p>9</text:p>
          </table:table-cell>
          <table:table-cell table:style-name="ce102" office:value-type="float" office:value="10">
            <text:p>10</text:p>
          </table:table-cell>
          <table:table-cell table:style-name="ce102" office:value-type="float" office:value="11">
            <text:p>11</text:p>
          </table:table-cell>
          <table:table-cell table:style-name="ce102" office:value-type="float" office:value="12">
            <text:p>12</text:p>
          </table:table-cell>
          <table:table-cell table:style-name="ce102" office:value-type="float" office:value="13">
            <text:p>13</text:p>
          </table:table-cell>
          <table:table-cell table:style-name="ce102" office:value-type="float" office:value="-14">
            <text:p>-14</text:p>
          </table:table-cell>
          <table:table-cell table:style-name="ce102" office:value-type="float" office:value="-15">
            <text:p>-15</text:p>
          </table:table-cell>
          <table:table-cell table:style-name="ce102" office:value-type="float" office:value="16">
            <text:p>16</text:p>
          </table:table-cell>
          <table:table-cell table:style-name="ce102" office:value-type="float" office:value="17">
            <text:p>17</text:p>
          </table:table-cell>
          <table:table-cell table:style-name="ce102" office:value-type="float" office:value="18">
            <text:p>18</text:p>
          </table:table-cell>
          <table:table-cell table:style-name="ce102" office:value-type="float" office:value="19">
            <text:p>19</text:p>
          </table:table-cell>
          <table:table-cell table:style-name="ce102" office:value-type="float" office:value="20">
            <text:p>20</text:p>
          </table:table-cell>
          <table:table-cell table:style-name="ce102" office:value-type="float" office:value="-21">
            <text:p>-21</text:p>
          </table:table-cell>
          <table:table-cell table:style-name="ce102" office:value-type="float" office:value="-22">
            <text:p>-22</text:p>
          </table:table-cell>
          <table:table-cell table:style-name="ce102" office:value-type="float" office:value="23">
            <text:p>23</text:p>
          </table:table-cell>
          <table:table-cell table:style-name="ce102" office:value-type="float" office:value="24">
            <text:p>24</text:p>
          </table:table-cell>
          <table:table-cell table:style-name="ce102" office:value-type="float" office:value="25">
            <text:p>25</text:p>
          </table:table-cell>
          <table:table-cell table:style-name="ce102" office:value-type="float" office:value="26">
            <text:p>26</text:p>
          </table:table-cell>
          <table:table-cell table:style-name="ce102" office:value-type="float" office:value="27">
            <text:p>27</text:p>
          </table:table-cell>
          <table:table-cell table:style-name="ce102" office:value-type="float" office:value="-28">
            <text:p>-28</text:p>
          </table:table-cell>
          <table:table-cell table:style-name="ce102" office:value-type="float" office:value="-29">
            <text:p>-29</text:p>
          </table:table-cell>
          <table:table-cell table:style-name="ce102" office:value-type="float" office:value="30">
            <text:p>30</text:p>
          </table:table-cell>
          <table:table-cell table:style-name="ce102" office:value-type="float" office:value="31">
            <text:p>31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103" table:formula="of:=SUM([.D5:.D30])" office:value-type="float" office:value="0">
            <text:p>0</text:p>
          </table:table-cell>
          <table:table-cell table:style-name="ce103" table:formula="of:=SUM([.E5:.E30])" office:value-type="float" office:value="1">
            <text:p>1</text:p>
          </table:table-cell>
          <table:table-cell table:style-name="ce103" table:formula="of:=SUM([.F5:.F30])" office:value-type="float" office:value="0">
            <text:p>0</text:p>
          </table:table-cell>
          <table:table-cell table:style-name="ce103" table:formula="of:=SUM([.G5:.G30])" office:value-type="float" office:value="1.5">
            <text:p>1.5</text:p>
          </table:table-cell>
          <table:table-cell table:style-name="ce103" table:formula="of:=SUM([.H5:.H30])" office:value-type="float" office:value="0">
            <text:p>0</text:p>
          </table:table-cell>
          <table:table-cell table:style-name="ce103" table:formula="of:=SUM([.I5:.I30])" office:value-type="float" office:value="1">
            <text:p>1</text:p>
          </table:table-cell>
          <table:table-cell table:style-name="ce103" table:formula="of:=SUM([.J5:.J30])" office:value-type="float" office:value="0">
            <text:p>0</text:p>
          </table:table-cell>
          <table:table-cell table:style-name="ce103" table:formula="of:=SUM([.K5:.K30])" office:value-type="float" office:value="0">
            <text:p>0</text:p>
          </table:table-cell>
          <table:table-cell table:style-name="ce103" table:formula="of:=SUM([.L5:.L30])" office:value-type="float" office:value="0.5">
            <text:p>0.5</text:p>
          </table:table-cell>
          <table:table-cell table:style-name="ce103" table:formula="of:=SUM([.M5:.M30])" office:value-type="float" office:value="1.5">
            <text:p>1.5</text:p>
          </table:table-cell>
          <table:table-cell table:style-name="ce103" table:formula="of:=SUM([.N5:.N30])" office:value-type="float" office:value="1">
            <text:p>1</text:p>
          </table:table-cell>
          <table:table-cell table:style-name="ce103" table:formula="of:=SUM([.O5:.O30])" office:value-type="float" office:value="2.5">
            <text:p>2.5</text:p>
          </table:table-cell>
          <table:table-cell table:style-name="ce103" table:formula="of:=SUM([.P5:.P30])" office:value-type="float" office:value="1.5">
            <text:p>1.5</text:p>
          </table:table-cell>
          <table:table-cell table:style-name="ce103" table:formula="of:=SUM([.Q5:.Q30])" office:value-type="float" office:value="0">
            <text:p>0</text:p>
          </table:table-cell>
          <table:table-cell table:style-name="ce103" table:formula="of:=SUM([.R5:.R30])" office:value-type="float" office:value="0">
            <text:p>0</text:p>
          </table:table-cell>
          <table:table-cell table:style-name="ce103" table:formula="of:=SUM([.S5:.S30])" office:value-type="float" office:value="2.5">
            <text:p>2.5</text:p>
          </table:table-cell>
          <table:table-cell table:style-name="ce103" table:formula="of:=SUM([.T5:.T30])" office:value-type="float" office:value="1">
            <text:p>1</text:p>
          </table:table-cell>
          <table:table-cell table:style-name="ce103" table:formula="of:=SUM([.U5:.U30])" office:value-type="float" office:value="1.5">
            <text:p>1.5</text:p>
          </table:table-cell>
          <table:table-cell table:style-name="ce103" table:formula="of:=SUM([.V5:.V30])" office:value-type="float" office:value="1">
            <text:p>1</text:p>
          </table:table-cell>
          <table:table-cell table:style-name="ce103" table:formula="of:=SUM([.W5:.W30])" office:value-type="float" office:value="0.5">
            <text:p>0.5</text:p>
          </table:table-cell>
          <table:table-cell table:style-name="ce103" table:formula="of:=SUM([.X5:.X30])" office:value-type="float" office:value="0">
            <text:p>0</text:p>
          </table:table-cell>
          <table:table-cell table:style-name="ce103" table:formula="of:=SUM([.Y5:.Y30])" office:value-type="float" office:value="0">
            <text:p>0</text:p>
          </table:table-cell>
          <table:table-cell table:style-name="ce103" table:formula="of:=SUM([.Z5:.Z30])" office:value-type="float" office:value="1.5">
            <text:p>1.5</text:p>
          </table:table-cell>
          <table:table-cell table:style-name="ce103" table:formula="of:=SUM([.AA5:.AA30])" office:value-type="float" office:value="2.5">
            <text:p>2.5</text:p>
          </table:table-cell>
          <table:table-cell table:style-name="ce103" table:formula="of:=SUM([.AB5:.AB30])" office:value-type="float" office:value="0.5">
            <text:p>0.5</text:p>
          </table:table-cell>
          <table:table-cell table:style-name="ce103" table:formula="of:=SUM([.AC5:.AC30])" office:value-type="float" office:value="1.5">
            <text:p>1.5</text:p>
          </table:table-cell>
          <table:table-cell table:style-name="ce103" table:formula="of:=SUM([.AD5:.AD30])" office:value-type="float" office:value="3">
            <text:p>3</text:p>
          </table:table-cell>
          <table:table-cell table:style-name="ce103" table:formula="of:=SUM([.AE5:.AE30])" office:value-type="float" office:value="0">
            <text:p>0</text:p>
          </table:table-cell>
          <table:table-cell table:style-name="ce103" table:formula="of:=SUM([.AF5:.AF30])" office:value-type="float" office:value="0">
            <text:p>0</text:p>
          </table:table-cell>
          <table:table-cell table:style-name="ce103" table:formula="of:=SUM([.AG5:.AG30])" office:value-type="float" office:value="2.5">
            <text:p>2.5</text:p>
          </table:table-cell>
          <table:table-cell table:style-name="ce103" table:formula="of:=SUM([.AH5:.AH30])" office:value-type="float" office:value="2.5">
            <text:p>2.5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103" table:formula="of:=ROWS([.D5:.D30])-[.D3]" office:value-type="float" office:value="26">
            <text:p>26</text:p>
          </table:table-cell>
          <table:table-cell table:style-name="ce103" table:formula="of:=ROWS([.E5:.E30])-[.E3]" office:value-type="float" office:value="25">
            <text:p>25</text:p>
          </table:table-cell>
          <table:table-cell table:style-name="ce103" table:formula="of:=ROWS([.F5:.F30])-[.F3]" office:value-type="float" office:value="26">
            <text:p>26</text:p>
          </table:table-cell>
          <table:table-cell table:style-name="ce103" table:formula="of:=ROWS([.G5:.G30])-[.G3]" office:value-type="float" office:value="24.5">
            <text:p>24.5</text:p>
          </table:table-cell>
          <table:table-cell table:style-name="ce103" table:formula="of:=ROWS([.H5:.H30])-[.H3]" office:value-type="float" office:value="26">
            <text:p>26</text:p>
          </table:table-cell>
          <table:table-cell table:style-name="ce103" table:formula="of:=ROWS([.I5:.I30])-[.I3]" office:value-type="float" office:value="25">
            <text:p>25</text:p>
          </table:table-cell>
          <table:table-cell table:style-name="ce103" table:formula="of:=ROWS([.J5:.J30])-[.J3]" office:value-type="float" office:value="26">
            <text:p>26</text:p>
          </table:table-cell>
          <table:table-cell table:style-name="ce103" table:formula="of:=ROWS([.K5:.K30])-[.K3]" office:value-type="float" office:value="26">
            <text:p>26</text:p>
          </table:table-cell>
          <table:table-cell table:style-name="ce103" table:formula="of:=ROWS([.L5:.L30])-[.L3]" office:value-type="float" office:value="25.5">
            <text:p>25.5</text:p>
          </table:table-cell>
          <table:table-cell table:style-name="ce103" table:formula="of:=ROWS([.M5:.M30])-[.M3]" office:value-type="float" office:value="24.5">
            <text:p>24.5</text:p>
          </table:table-cell>
          <table:table-cell table:style-name="ce103" table:formula="of:=ROWS([.N5:.N30])-[.N3]" office:value-type="float" office:value="25">
            <text:p>25</text:p>
          </table:table-cell>
          <table:table-cell table:style-name="ce103" table:formula="of:=ROWS([.O5:.O30])-[.O3]" office:value-type="float" office:value="23.5">
            <text:p>23.5</text:p>
          </table:table-cell>
          <table:table-cell table:style-name="ce103" table:formula="of:=ROWS([.P5:.P30])-[.P3]" office:value-type="float" office:value="24.5">
            <text:p>24.5</text:p>
          </table:table-cell>
          <table:table-cell table:style-name="ce103" table:formula="of:=ROWS([.Q5:.Q30])-[.Q3]" office:value-type="float" office:value="26">
            <text:p>26</text:p>
          </table:table-cell>
          <table:table-cell table:style-name="ce103" table:formula="of:=ROWS([.R5:.R30])-[.R3]" office:value-type="float" office:value="26">
            <text:p>26</text:p>
          </table:table-cell>
          <table:table-cell table:style-name="ce103" table:formula="of:=ROWS([.S5:.S30])-[.S3]" office:value-type="float" office:value="23.5">
            <text:p>23.5</text:p>
          </table:table-cell>
          <table:table-cell table:style-name="ce103" table:formula="of:=ROWS([.T5:.T30])-[.T3]" office:value-type="float" office:value="25">
            <text:p>25</text:p>
          </table:table-cell>
          <table:table-cell table:style-name="ce103" table:formula="of:=ROWS([.U5:.U30])-[.U3]" office:value-type="float" office:value="24.5">
            <text:p>24.5</text:p>
          </table:table-cell>
          <table:table-cell table:style-name="ce103" table:formula="of:=ROWS([.V5:.V30])-[.V3]" office:value-type="float" office:value="25">
            <text:p>25</text:p>
          </table:table-cell>
          <table:table-cell table:style-name="ce103" table:formula="of:=ROWS([.W5:.W30])-[.W3]" office:value-type="float" office:value="25.5">
            <text:p>25.5</text:p>
          </table:table-cell>
          <table:table-cell table:style-name="ce103" table:formula="of:=ROWS([.X5:.X30])-[.X3]" office:value-type="float" office:value="26">
            <text:p>26</text:p>
          </table:table-cell>
          <table:table-cell table:style-name="ce103" table:formula="of:=ROWS([.Y5:.Y30])-[.Y3]" office:value-type="float" office:value="26">
            <text:p>26</text:p>
          </table:table-cell>
          <table:table-cell table:style-name="ce103" table:formula="of:=ROWS([.Z5:.Z30])-[.Z3]" office:value-type="float" office:value="24.5">
            <text:p>24.5</text:p>
          </table:table-cell>
          <table:table-cell table:style-name="ce103" table:formula="of:=ROWS([.AA5:.AA30])-[.AA3]" office:value-type="float" office:value="23.5">
            <text:p>23.5</text:p>
          </table:table-cell>
          <table:table-cell table:style-name="ce103" table:formula="of:=ROWS([.AB5:.AB30])-[.AB3]" office:value-type="float" office:value="25.5">
            <text:p>25.5</text:p>
          </table:table-cell>
          <table:table-cell table:style-name="ce103" table:formula="of:=ROWS([.AC5:.AC30])-[.AC3]" office:value-type="float" office:value="24.5">
            <text:p>24.5</text:p>
          </table:table-cell>
          <table:table-cell table:style-name="ce103" table:formula="of:=ROWS([.AD5:.AD30])-[.AD3]" office:value-type="float" office:value="23">
            <text:p>23</text:p>
          </table:table-cell>
          <table:table-cell table:style-name="ce103" table:formula="of:=ROWS([.AE5:.AE30])-[.AE3]" office:value-type="float" office:value="26">
            <text:p>26</text:p>
          </table:table-cell>
          <table:table-cell table:style-name="ce103" table:formula="of:=ROWS([.AF5:.AF30])-[.AF3]" office:value-type="float" office:value="26">
            <text:p>26</text:p>
          </table:table-cell>
          <table:table-cell table:style-name="ce103" table:formula="of:=ROWS([.AG5:.AG30])-[.AG3]" office:value-type="float" office:value="23.5">
            <text:p>23.5</text:p>
          </table:table-cell>
          <table:table-cell table:style-name="ce103" table:formula="of:=ROWS([.AH5:.AH30])-[.AH3]" office:value-type="float" office:value="23.5">
            <text:p>23.5</text:p>
          </table:table-cell>
          <table:table-cell table:style-name="ce64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00" table:formula="of:=SUM([.D5:.AH5])" office:value-type="float" office:value="0">
            <text:p>0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00" table:formula="of:=SUM([.D6:.AH6])" office:value-type="float" office:value="0">
            <text:p>0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100" table:formula="of:=SUM([.D7:.AH7])" office:value-type="float" office:value="0">
            <text:p>0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100" table:formula="of:=SUM([.D8:.AH8])" office:value-type="float" office:value="1">
            <text:p>1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2531in" svg:y="1.0866in" draw:caption-point-x="-0.2402in" draw:caption-point-y="0.6075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00" table:formula="of:=SUM([.D9:.AH9])" office:value-type="float" office:value="2.5">
            <text:p>2.5</text:p>
          </table:table-cell>
          <table:table-cell table:style-name="ce104"/>
          <table:table-cell table:style-name="ce104" office:value-type="float" office:value="0.5">
            <office:annotation draw:style-name="gr9" draw:text-style-name="P1" svg:width="1.1413in" svg:height="0.2634in" svg:x="2.928in" svg:y="1.3323in" draw:caption-point-x="-0.2402in" draw:caption-point-y="0.6094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9" draw:text-style-name="P1" svg:width="1.1413in" svg:height="0.2634in" svg:x="5.5142in" svg:y="1.3323in" draw:caption-point-x="-0.2402in" draw:caption-point-y="0.6094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2346in" svg:x="8.1004in" svg:y="1.3374in" draw:caption-point-x="-0.2402in" draw:caption-point-y="0.6043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2346in" svg:x="10.6866in" svg:y="1.3449in" draw:caption-point-x="-0.2402in" draw:caption-point-y="0.5969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2346in" svg:x="13.2724in" svg:y="1.3449in" draw:caption-point-x="-0.2402in" draw:caption-point-y="0.5969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100" table:formula="of:=SUM([.D10:.AH10])" office:value-type="float" office:value="0">
            <text:p>0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100" table:formula="of:=SUM([.D11:.AH11])" office:value-type="float" office:value="3">
            <text:p>3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346in" svg:x="12.1642in" svg:y="1.837in" draw:caption-point-x="-0.2402in" draw:caption-point-y="0.6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346in" svg:x="13.2724in" svg:y="1.837in" draw:caption-point-x="-0.2402in" draw:caption-point-y="0.6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346in" svg:x="13.6421in" svg:y="1.837in" draw:caption-point-x="-0.2402in" draw:caption-point-y="0.6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100" table:formula="of:=SUM([.D12:.AH12])" office:value-type="float" office:value="1.5">
            <text:p>1.5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100" table:formula="of:=SUM([.D13:.AH13])" office:value-type="float" office:value="1">
            <text:p>1</text:p>
          </table:table-cell>
          <table:table-cell table:style-name="ce104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6669in" svg:y="2.3236in" draw:caption-point-x="-0.2402in" draw:caption-point-y="0.6087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835in" svg:y="2.3244in" draw:caption-point-x="-0.2402in" draw:caption-point-y="0.6079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9" draw:text-style-name="P1" svg:width="1.1413in" svg:height="0.2634in" svg:x="6.6224in" svg:y="2.3252in" draw:caption-point-x="-0.2402in" draw:caption-point-y="0.6071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100" table:formula="of:=SUM([.D14:.AH14])" office:value-type="float" office:value="1">
            <text:p>1</text:p>
          </table:table-cell>
          <table:table-cell table:style-name="ce104"/>
          <table:table-cell table:style-name="ce104" office:value-type="float" office:value="0.5">
            <office:annotation draw:style-name="gr4" draw:text-style-name="P1" svg:width="1.1413in" svg:height="0.3902in" svg:x="2.928in" svg:y="2.5705in" draw:caption-point-x="-0.2402in" draw:caption-point-y="0.6094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3.2976in" svg:y="2.5713in" draw:caption-point-x="-0.2402in" draw:caption-point-y="0.6087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2346in" svg:x="13.2724in" svg:y="2.5807in" draw:caption-point-x="-0.2402in" draw:caption-point-y="0.5992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100" table:formula="of:=SUM([.D15:.AH15])" office:value-type="float" office:value="1">
            <text:p>1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346in" svg:x="8.1004in" svg:y="2.822in" draw:caption-point-x="-0.2402in" draw:caption-point-y="0.6055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100" table:formula="of:=SUM([.D16:.AH16])" office:value-type="float" office:value="9">
            <text:p>9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9" draw:text-style-name="P1" svg:width="1.1413in" svg:height="0.2634in" svg:x="5.8835in" svg:y="3.0677in" draw:caption-point-x="-0.2402in" draw:caption-point-y="0.6075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style-name="ce104" office:value-type="float" office:value="1">
            <office:annotation draw:style-name="gr9" draw:text-style-name="P1" svg:width="1.1413in" svg:height="0.2634in" svg:x="6.2531in" svg:y="3.0677in" draw:caption-point-x="-0.2402in" draw:caption-point-y="0.6075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346in" svg:x="8.1004in" svg:y="3.0709in" draw:caption-point-x="-0.2402in" draw:caption-point-y="0.6043in">
              <dc:date>2015-03-17T00:00:00</dc:date>
              <text:p text:style-name="P1"><text:span text:style-name="T1">Nghỉ đi làm răng</text:span></text:p>
            </office:annotation>
            <text:p>1</text:p>
          </table:table-cell>
          <table:table-cell table:number-columns-repeated="4" table:style-name="ce104" office:value-type="float" office:value="0.5">
            <text:p>0.5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346in" svg:x="10.6866in" svg:y="3.074in" draw:caption-point-x="-0.2402in" draw:caption-point-y="0.6012in">
              <dc:date>2015-03-23T00:00:00</dc:date>
              <text:p text:style-name="P1"><text:span text:style-name="T1">Nghỉ có việc nhà</text:span></text:p>
            </office:annotation>
            <text:p>1</text:p>
          </table:table-cell>
          <table:table-cell table:number-columns-repeated="4"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.5">
            <text:p>0.5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100" table:formula="of:=SUM([.D17:.AH17])" office:value-type="float" office:value="0">
            <text:p>0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835in" svg:y="3.315in" draw:caption-point-x="-0.2402in" draw:caption-point-y="0.6083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100" table:formula="of:=SUM([.D18:.AH18])" office:value-type="float" office:value="1">
            <text:p>1</text:p>
          </table:table-cell>
          <table:table-cell table:style-name="ce104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6669in" svg:y="3.5622in" draw:caption-point-x="-0.2402in" draw:caption-point-y="0.6087in">
              <dc:creator>Thuy</dc:creator>
              <dc:date>2015-03-06T00:00:00</dc:date>
              <text:p text:style-name="P1"><text:span text:style-name="T1">Bệnh, nghỉ 1 ngày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100" table:formula="of:=SUM([.D19:.AH19])" office:value-type="float" office:value="0.5">
            <text:p>0.5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100" table:formula="of:=SUM([.D20:.AH20])" office:value-type="float" office:value="0">
            <text:p>0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8394in" svg:y="4.0626in" draw:caption-point-x="-0.2402in" draw:caption-point-y="0.6035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100" table:formula="of:=SUM([.D21:.AH21])" office:value-type="float" office:value="0">
            <text:p>0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100" table:formula="of:=SUM([.D22:.AH22])" office:value-type="float" office:value="0">
            <text:p>0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0.6866in" svg:y="4.5591in" draw:caption-point-x="-0.2402in" draw:caption-point-y="0.6024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6" draw:text-style-name="P1" svg:width="1.1413in" svg:height="0.2346in" svg:x="13.2724in" svg:y="4.5622in" draw:caption-point-x="-0.2402in" draw:caption-point-y="0.5992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100" table:formula="of:=SUM([.D23:.AH23])" office:value-type="float" office:value="1.5">
            <text:p>1.5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346in" svg:x="11.7949in" svg:y="4.8091in" draw:caption-point-x="-0.2402in" draw:caption-point-y="0.6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DTH</text:p>
          </table:table-cell>
          <table:table-cell table:style-name="ce100" table:formula="of:=SUM([.D24:.AH24])" office:value-type="float" office:value="0.5">
            <text:p>0.5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9" draw:text-style-name="P1" svg:width="1.1413in" svg:height="0.2634in" svg:x="6.6224in" svg:y="5.05in" draw:caption-point-x="-0.2402in" draw:caption-point-y="0.6067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TP</text:p>
          </table:table-cell>
          <table:table-cell table:style-name="ce100" table:formula="of:=SUM([.D25:.AH25])" office:value-type="float" office:value="0.5">
            <text:p>0.5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15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100" table:formula="of:=SUM([.D26:.AH26])" office:value-type="float" office:value="3">
            <text:p>3</text:p>
          </table:table-cell>
          <table:table-cell table:style-name="ce104"/>
          <table:table-cell table:style-name="ce104" office:value-type="float" office:value="0">
            <office:annotation draw:style-name="gr4" draw:text-style-name="P1" svg:width="1.1413in" svg:height="0.3902in" svg:x="2.928in" svg:y="5.5429in" draw:caption-point-x="-0.2402in" draw:caption-point-y="0.6094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2976in" svg:y="5.5429in" draw:caption-point-x="-0.2402in" draw:caption-point-y="0.6094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6669in" svg:y="5.5429in" draw:caption-point-x="-0.2402in" draw:caption-point-y="0.6094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0362in" svg:y="5.5429in" draw:caption-point-x="-0.2402in" draw:caption-point-y="0.6094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4.4059in" svg:y="5.5429in" draw:caption-point-x="-0.2402in" draw:caption-point-y="0.6094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5.5142in" svg:y="5.5429in" draw:caption-point-x="-0.2402in" draw:caption-point-y="0.6094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835in" svg:y="5.5429in" draw:caption-point-x="-0.2402in" draw:caption-point-y="0.6094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2531in" svg:y="5.5429in" draw:caption-point-x="-0.2402in" draw:caption-point-y="0.6094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6.6224in" svg:y="5.5429in" draw:caption-point-x="-0.2402in" draw:caption-point-y="0.6094in">
              <dc:date>2015-03-16T00:00:00</dc:date>
              <text:p text:style-name="P1"><text:span text:style-name="T1">Bệnh, nằm viện có BHXH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6.9921in" svg:y="5.5429in" draw:caption-point-x="-0.2402in" draw:caption-point-y="0.6094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346in" svg:x="11.0559in" svg:y="5.5516in" draw:caption-point-x="-0.2402in" draw:caption-point-y="0.6008in">
              <dc:date>2015-03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100" table:formula="of:=SUM([.D27:.AH27])" office:value-type="float" office:value="0.5">
            <text:p>0.5</text:p>
          </table:table-cell>
          <table:table-cell table:style-name="ce104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6669in" svg:y="5.8016in" draw:caption-point-x="-0.2402in" draw:caption-point-y="0.6087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uyLTT</text:p>
          </table:table-cell>
          <table:table-cell table:style-name="ce100" table:formula="of:=SUM([.D28:.AH28])" office:value-type="float" office:value="1.5">
            <text:p>1.5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6.9921in" svg:y="6.0524in" draw:caption-point-x="-0.2402in" draw:caption-point-y="0.6055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ietBA</text:p>
          </table:table-cell>
          <table:table-cell table:style-name="ce100" table:formula="of:=SUM([.D29:.AH29])" office:value-type="float" office:value="0.5">
            <text:p>0.5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6" draw:text-style-name="P1" svg:width="1.1413in" svg:height="0.2346in" svg:x="13.2724in" svg:y="6.3067in" draw:caption-point-x="-0.2402in" draw:caption-point-y="0.5988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VietTH</text:p>
          </table:table-cell>
          <table:table-cell table:style-name="ce100" table:formula="of:=SUM([.D30:.AH30])" office:value-type="float" office:value="1.5">
            <text:p>1.5</text:p>
          </table:table-cell>
          <table:table-cell table:style-name="ce104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9" draw:text-style-name="P1" svg:width="1.1413in" svg:height="0.2634in" svg:x="6.6224in" svg:y="6.5465in" draw:caption-point-x="-0.2402in" draw:caption-point-y="0.6067in">
              <dc:creator>Thuy</dc:creator>
              <dc:date>2015-03-12T00:00:00</dc:date>
              <text:p text:style-name="P1"><text:span text:style-name="T1">Bận việc riêng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3.2724in" svg:y="6.5543in" draw:caption-point-x="-0.2402in" draw:caption-point-y="0.5988in">
              <dc:date>2015-03-30T00:00:00</dc:date>
              <text:p text:style-name="P1"><text:span text:style-name="T1">Ngủ quên, đi làm trễ 1h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39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80" office:value-type="string" table:number-columns-spanned="30" table:number-rows-spanned="1">
            <text:p>April</text:p>
          </table:table-cell>
          <table:covered-table-cell table:number-columns-repeated="10" table:style-name="ce84"/>
          <table:covered-table-cell table:style-name="ce84" office:value-type="string">
            <text:p>x</text:p>
          </table:covered-table-cell>
          <table:covered-table-cell table:number-columns-repeated="18" table:style-name="ce84"/>
          <table:table-cell table:style-name="ce64" table:number-columns-repeated="972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-4">
            <text:p>-4</text:p>
          </table:table-cell>
          <table:table-cell table:style-name="ce81" office:value-type="float" office:value="-5">
            <text:p>-5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-11">
            <text:p>-11</text:p>
          </table:table-cell>
          <table:table-cell table:style-name="ce81" office:value-type="float" office:value="-12">
            <text:p>-12</text:p>
          </table:table-cell>
          <table:table-cell table:style-name="ce81" office:value-type="float" office:value="13">
            <text:p>13</text:p>
          </table:table-cell>
          <table:table-cell table:style-name="ce81" office:value-type="float" office:value="14">
            <text:p>14</text:p>
          </table:table-cell>
          <table:table-cell table:style-name="ce81" office:value-type="float" office:value="15">
            <text:p>15</text:p>
          </table:table-cell>
          <table:table-cell table:style-name="ce81" office:value-type="float" office:value="16">
            <text:p>16</text:p>
          </table:table-cell>
          <table:table-cell table:style-name="ce81" office:value-type="float" office:value="17">
            <text:p>17</text:p>
          </table:table-cell>
          <table:table-cell table:style-name="ce81" office:value-type="float" office:value="-18">
            <text:p>-18</text:p>
          </table:table-cell>
          <table:table-cell table:style-name="ce81" office:value-type="float" office:value="-19">
            <text:p>-19</text:p>
          </table:table-cell>
          <table:table-cell table:style-name="ce81" office:value-type="float" office:value="20">
            <text:p>20</text:p>
          </table:table-cell>
          <table:table-cell table:style-name="ce81" office:value-type="float" office:value="21">
            <text:p>21</text:p>
          </table:table-cell>
          <table:table-cell table:style-name="ce81" office:value-type="float" office:value="22">
            <text:p>22</text:p>
          </table:table-cell>
          <table:table-cell table:style-name="ce81" office:value-type="float" office:value="23">
            <text:p>23</text:p>
          </table:table-cell>
          <table:table-cell table:style-name="ce81" office:value-type="float" office:value="24">
            <text:p>24</text:p>
          </table:table-cell>
          <table:table-cell table:style-name="ce81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81" office:value-type="float" office:value="-26">
            <text:p>-26</text:p>
          </table:table-cell>
          <table:table-cell table:style-name="ce81" office:value-type="float" office:value="27">
            <text:p>27</text:p>
          </table:table-cell>
          <table:table-cell table:style-name="ce81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81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81" office:value-type="float" office:value="30">
            <office:annotation draw:style-name="gr6" draw:text-style-name="P1" svg:width="1.1413in" svg:height="0.2346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82" table:formula="of:=SUM([.D5:.D34])" office:value-type="float" office:value="0.5">
            <text:p>0.5</text:p>
          </table:table-cell>
          <table:table-cell table:style-name="ce82" table:formula="of:=SUM([.E5:.E34])" office:value-type="float" office:value="1.5">
            <text:p>1.5</text:p>
          </table:table-cell>
          <table:table-cell table:style-name="ce82" table:formula="of:=SUM([.F5:.F34])" office:value-type="float" office:value="3.5">
            <text:p>3.5</text:p>
          </table:table-cell>
          <table:table-cell table:style-name="ce82" table:formula="of:=SUM([.G5:.G34])" office:value-type="float" office:value="0">
            <text:p>0</text:p>
          </table:table-cell>
          <table:table-cell table:style-name="ce82" table:formula="of:=SUM([.H5:.H34])" office:value-type="float" office:value="0">
            <text:p>0</text:p>
          </table:table-cell>
          <table:table-cell table:style-name="ce82" table:formula="of:=SUM([.I5:.I34])" office:value-type="float" office:value="0.5">
            <text:p>0.5</text:p>
          </table:table-cell>
          <table:table-cell table:style-name="ce82" table:formula="of:=SUM([.J5:.J34])" office:value-type="float" office:value="1.5">
            <text:p>1.5</text:p>
          </table:table-cell>
          <table:table-cell table:style-name="ce82" table:formula="of:=SUM([.K5:.K34])" office:value-type="float" office:value="1">
            <text:p>1</text:p>
          </table:table-cell>
          <table:table-cell table:style-name="ce82" table:formula="of:=SUM([.L5:.L34])" office:value-type="float" office:value="2.5">
            <text:p>2.5</text:p>
          </table:table-cell>
          <table:table-cell table:style-name="ce82" table:formula="of:=SUM([.M5:.M34])" office:value-type="float" office:value="1.5">
            <text:p>1.5</text:p>
          </table:table-cell>
          <table:table-cell table:style-name="ce82" table:formula="of:=SUM([.N5:.N34])" office:value-type="float" office:value="0">
            <text:p>0</text:p>
          </table:table-cell>
          <table:table-cell table:style-name="ce82" table:formula="of:=SUM([.O5:.O34])" office:value-type="float" office:value="0">
            <text:p>0</text:p>
          </table:table-cell>
          <table:table-cell table:style-name="ce82" table:formula="of:=SUM([.P5:.P34])" office:value-type="float" office:value="4.5">
            <text:p>4.5</text:p>
          </table:table-cell>
          <table:table-cell table:style-name="ce82" table:formula="of:=SUM([.Q5:.Q34])" office:value-type="float" office:value="2">
            <text:p>2</text:p>
          </table:table-cell>
          <table:table-cell table:style-name="ce82" table:formula="of:=SUM([.R5:.R34])" office:value-type="float" office:value="0.5">
            <text:p>0.5</text:p>
          </table:table-cell>
          <table:table-cell table:style-name="ce82" table:formula="of:=SUM([.S5:.S34])" office:value-type="float" office:value="1.5">
            <text:p>1.5</text:p>
          </table:table-cell>
          <table:table-cell table:style-name="ce82" table:formula="of:=SUM([.T5:.T34])" office:value-type="float" office:value="0.5">
            <text:p>0.5</text:p>
          </table:table-cell>
          <table:table-cell table:style-name="ce82" table:formula="of:=SUM([.U5:.U34])" office:value-type="float" office:value="0">
            <text:p>0</text:p>
          </table:table-cell>
          <table:table-cell table:style-name="ce82" table:formula="of:=SUM([.V5:.V34])" office:value-type="float" office:value="0">
            <text:p>0</text:p>
          </table:table-cell>
          <table:table-cell table:style-name="ce82" table:formula="of:=SUM([.W5:.W34])" office:value-type="float" office:value="1.5">
            <text:p>1.5</text:p>
          </table:table-cell>
          <table:table-cell table:style-name="ce82" table:formula="of:=SUM([.X5:.X34])" office:value-type="float" office:value="2">
            <text:p>2</text:p>
          </table:table-cell>
          <table:table-cell table:style-name="ce82" table:formula="of:=SUM([.Y5:.Y34])" office:value-type="float" office:value="1">
            <text:p>1</text:p>
          </table:table-cell>
          <table:table-cell table:style-name="ce82" table:formula="of:=SUM([.Z5:.Z34])" office:value-type="float" office:value="2.5">
            <text:p>2.5</text:p>
          </table:table-cell>
          <table:table-cell table:style-name="ce82" table:formula="of:=SUM([.AA5:.AA34])" office:value-type="float" office:value="2">
            <text:p>2</text:p>
          </table:table-cell>
          <table:table-cell table:style-name="ce82" table:formula="of:=SUM([.AB5:.AB34])" office:value-type="float" office:value="1.5">
            <text:p>1.5</text:p>
          </table:table-cell>
          <table:table-cell table:style-name="ce82" table:formula="of:=SUM([.AC5:.AC34])" office:value-type="float" office:value="0">
            <text:p>0</text:p>
          </table:table-cell>
          <table:table-cell table:style-name="ce82" table:formula="of:=SUM([.AD5:.AD34])" office:value-type="float" office:value="2.5">
            <text:p>2.5</text:p>
          </table:table-cell>
          <table:table-cell table:style-name="ce82" table:formula="of:=SUM([.AE5:.AE34])" office:value-type="float" office:value="0">
            <text:p>0</text:p>
          </table:table-cell>
          <table:table-cell table:style-name="ce82" table:formula="of:=SUM([.AF5:.AF34])" office:value-type="float" office:value="0">
            <text:p>0</text:p>
          </table:table-cell>
          <table:table-cell table:style-name="ce82" table:formula="of:=SUM([.AG5:.AG34])" office:value-type="float" office:value="0">
            <text:p>0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82" table:formula="of:=ROWS([.D5:.D35])-[.D3]" office:value-type="float" office:value="30.5">
            <text:p>30.5</text:p>
          </table:table-cell>
          <table:table-cell table:style-name="ce82" table:formula="of:=ROWS([.E5:.E35])-[.E3]" office:value-type="float" office:value="29.5">
            <text:p>29.5</text:p>
          </table:table-cell>
          <table:table-cell table:style-name="ce82" table:formula="of:=ROWS([.F5:.F35])-[.F3]" office:value-type="float" office:value="27.5">
            <text:p>27.5</text:p>
          </table:table-cell>
          <table:table-cell table:style-name="ce82" table:formula="of:=ROWS([.G5:.G35])-[.G3]" office:value-type="float" office:value="31">
            <text:p>31</text:p>
          </table:table-cell>
          <table:table-cell table:style-name="ce82" table:formula="of:=ROWS([.H5:.H35])-[.H3]" office:value-type="float" office:value="31">
            <text:p>31</text:p>
          </table:table-cell>
          <table:table-cell table:style-name="ce82" table:formula="of:=ROWS([.I5:.I35])-[.I3]" office:value-type="float" office:value="30.5">
            <text:p>30.5</text:p>
          </table:table-cell>
          <table:table-cell table:style-name="ce82" table:formula="of:=ROWS([.J5:.J35])-[.J3]" office:value-type="float" office:value="29.5">
            <text:p>29.5</text:p>
          </table:table-cell>
          <table:table-cell table:style-name="ce82" table:formula="of:=ROWS([.K5:.K35])-[.K3]" office:value-type="float" office:value="30">
            <text:p>30</text:p>
          </table:table-cell>
          <table:table-cell table:style-name="ce82" table:formula="of:=ROWS([.L5:.L35])-[.L3]" office:value-type="float" office:value="28.5">
            <text:p>28.5</text:p>
          </table:table-cell>
          <table:table-cell table:style-name="ce82" table:formula="of:=ROWS([.M5:.M35])-[.M3]" office:value-type="float" office:value="29.5">
            <text:p>29.5</text:p>
          </table:table-cell>
          <table:table-cell table:style-name="ce82" table:formula="of:=ROWS([.N5:.N35])-[.N3]" office:value-type="float" office:value="31">
            <text:p>31</text:p>
          </table:table-cell>
          <table:table-cell table:style-name="ce82" table:formula="of:=ROWS([.O5:.O35])-[.O3]" office:value-type="float" office:value="31">
            <text:p>31</text:p>
          </table:table-cell>
          <table:table-cell table:style-name="ce82" table:formula="of:=ROWS([.P5:.P35])-[.P3]" office:value-type="float" office:value="26.5">
            <text:p>26.5</text:p>
          </table:table-cell>
          <table:table-cell table:style-name="ce82" table:formula="of:=ROWS([.Q5:.Q35])-[.Q3]" office:value-type="float" office:value="29">
            <text:p>29</text:p>
          </table:table-cell>
          <table:table-cell table:style-name="ce82" table:formula="of:=ROWS([.R5:.R35])-[.R3]" office:value-type="float" office:value="30.5">
            <text:p>30.5</text:p>
          </table:table-cell>
          <table:table-cell table:style-name="ce82" table:formula="of:=ROWS([.S5:.S35])-[.S3]" office:value-type="float" office:value="29.5">
            <text:p>29.5</text:p>
          </table:table-cell>
          <table:table-cell table:style-name="ce82" table:formula="of:=ROWS([.T5:.T35])-[.T3]" office:value-type="float" office:value="30.5">
            <text:p>30.5</text:p>
          </table:table-cell>
          <table:table-cell table:style-name="ce82" table:formula="of:=ROWS([.U5:.U35])-[.U3]" office:value-type="float" office:value="31">
            <text:p>31</text:p>
          </table:table-cell>
          <table:table-cell table:style-name="ce82" table:formula="of:=ROWS([.V5:.V35])-[.V3]" office:value-type="float" office:value="31">
            <text:p>31</text:p>
          </table:table-cell>
          <table:table-cell table:style-name="ce82" table:formula="of:=ROWS([.W5:.W35])-[.W3]" office:value-type="float" office:value="29.5">
            <text:p>29.5</text:p>
          </table:table-cell>
          <table:table-cell table:style-name="ce82" table:formula="of:=ROWS([.X5:.X35])-[.X3]" office:value-type="float" office:value="29">
            <text:p>29</text:p>
          </table:table-cell>
          <table:table-cell table:style-name="ce82" table:formula="of:=ROWS([.Y5:.Y35])-[.Y3]" office:value-type="float" office:value="30">
            <text:p>30</text:p>
          </table:table-cell>
          <table:table-cell table:style-name="ce82" table:formula="of:=ROWS([.Z5:.Z35])-[.Z3]" office:value-type="float" office:value="28.5">
            <text:p>28.5</text:p>
          </table:table-cell>
          <table:table-cell table:style-name="ce82" table:formula="of:=ROWS([.AA5:.AA35])-[.AA3]" office:value-type="float" office:value="29">
            <text:p>29</text:p>
          </table:table-cell>
          <table:table-cell table:style-name="ce82" table:formula="of:=ROWS([.AB5:.AB35])-[.AB3]" office:value-type="float" office:value="29.5">
            <text:p>29.5</text:p>
          </table:table-cell>
          <table:table-cell table:style-name="ce82" table:formula="of:=ROWS([.AC5:.AC35])-[.AC3]" office:value-type="float" office:value="31">
            <text:p>31</text:p>
          </table:table-cell>
          <table:table-cell table:style-name="ce82" table:formula="of:=ROWS([.AD5:.AD35])-[.AD3]" office:value-type="float" office:value="28.5">
            <text:p>28.5</text:p>
          </table:table-cell>
          <table:table-cell table:style-name="ce82" table:formula="of:=ROWS([.AE5:.AE35])-[.AE3]" office:value-type="float" office:value="31">
            <text:p>31</text:p>
          </table:table-cell>
          <table:table-cell table:style-name="ce82" table:formula="of:=ROWS([.AF5:.AF35])-[.AF3]" office:value-type="float" office:value="31">
            <text:p>31</text:p>
          </table:table-cell>
          <table:table-cell table:style-name="ce82" table:formula="of:=ROWS([.AG5:.AG35])-[.AG3]" office:value-type="float" office:value="31">
            <text:p>31</text:p>
          </table:table-cell>
          <table:table-cell table:style-name="ce64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79" table:formula="of:=SUM([.D5:.AG5])" office:value-type="float" office:value="1"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1" svg:width="1.1413in" svg:height="0.7012in" svg:x="4.7752in" svg:y="0.3496in" draw:caption-point-x="-0.2402in" draw:caption-point-y="0.6012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10.6866in" svg:y="0.3559in" draw:caption-point-x="-0.2402in" draw:caption-point-y="0.5949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9" table:formula="of:=SUM([.D6:.AG6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79" table:formula="of:=SUM([.D7:.AG7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79" table:formula="of:=SUM([.D8:.AG8])" office:value-type="float" office:value="1"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1" svg:width="1.1413in" svg:height="0.2346in" svg:x="3.2976in" svg:y="1.0839in" draw:caption-point-x="-0.2402in" draw:caption-point-y="0.6102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GiauNV</text:p>
          </table:table-cell>
          <table:table-cell table:style-name="ce79" table:formula="of:=SUM([.D9:.AG9])" office:value-type="float" office:value="0">
            <text:p>0</text:p>
          </table:table-cell>
          <table:table-cell table:style-name="ce83" table:number-columns-repeated="19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79" table:formula="of:=SUM([.D10:.AG10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79" table:formula="of:=SUM([.D11:.AG11])" office:value-type="float" office:value="4">
            <text:p>4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1" svg:width="1.1413in" svg:height="0.2346in" svg:x="5.1449in" svg:y="1.8299in" draw:caption-point-x="-0.2402in" draw:caption-point-y="0.6071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5.8835in" svg:y="1.8362in" draw:caption-point-x="-0.2402in" draw:caption-point-y="0.6008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1.8335in" draw:caption-point-x="-0.2402in" draw:caption-point-y="0.6035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83" office:value-type="float" office:value="1">
            <office:annotation draw:style-name="gr4" draw:text-style-name="P1" svg:width="1.1413in" svg:height="0.3902in" svg:x="7.3614in" svg:y="1.8323in" draw:caption-point-x="-0.2402in" draw:caption-point-y="0.6047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1" svg:width="1.1413in" svg:height="0.2346in" svg:x="9.578in" svg:y="1.8362in" draw:caption-point-x="-0.2402in" draw:caption-point-y="0.6008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1" svg:width="1.1413in" svg:height="0.2346in" svg:x="9.9476in" svg:y="1.8362in" draw:caption-point-x="-0.2402in" draw:caption-point-y="0.6008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1" svg:width="1.1413in" svg:height="0.2346in" svg:x="11.4252in" svg:y="1.8409in" draw:caption-point-x="-0.2402in" draw:caption-point-y="0.5961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ngHT</text:p>
          </table:table-cell>
          <table:table-cell table:style-name="ce79" table:formula="of:=SUM([.D12:.AG12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79" table:formula="of:=SUM([.D13:.AG13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79" table:formula="of:=SUM([.D14:.AG14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79" table:formula="of:=SUM([.D15:.AG15])" office:value-type="float" office:value="1"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8567in" svg:x="10.6866in" svg:y="2.8327in" draw:caption-point-x="-0.2402in" draw:caption-point-y="0.5949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KhoiNLD</text:p>
          </table:table-cell>
          <table:table-cell table:style-name="ce79" table:formula="of:=SUM([.D16:.AG16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7.3614in" svg:y="3.0705in" draw:caption-point-x="-0.2402in" draw:caption-point-y="0.6047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ngNH</text:p>
          </table:table-cell>
          <table:table-cell table:style-name="ce79" table:formula="of:=SUM([.D17:.AG17])" office:value-type="float" office:value="0"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2976in" svg:y="3.3134in" draw:caption-point-x="-0.2402in" draw:caption-point-y="0.6098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1" svg:width="1.1413in" svg:height="0.3902in" svg:x="12.1642in" svg:y="3.3276in" draw:caption-point-x="-0.2402in" draw:caption-point-y="0.5957in">
              <dc:date>2015-04-27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cNP</text:p>
          </table:table-cell>
          <table:table-cell table:style-name="ce79" table:formula="of:=SUM([.D18:.AG18])" office:value-type="float" office:value="10.5">
            <text:p>10.5</text:p>
          </table:table-cell>
          <table:table-cell table:number-columns-repeated="3" table:style-name="ce83" office:value-type="float" office:value="0.5">
            <text:p>0.5</text:p>
          </table:table-cell>
          <table:table-cell table:style-name="ce83" table:number-columns-repeated="2"/>
          <table:table-cell table:number-columns-repeated="5" table:style-name="ce83" office:value-type="float" office:value="0.5">
            <text:p>0.5</text:p>
          </table:table-cell>
          <table:table-cell table:style-name="ce83" table:number-columns-repeated="2"/>
          <table:table-cell table:number-columns-repeated="5" table:style-name="ce83" office:value-type="float" office:value="0.5"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2" draw:text-style-name="P1" svg:width="1.1413in" svg:height="0.5457in" svg:x="9.578in" svg:y="3.5701in" draw:caption-point-x="-0.2402in" draw:caption-point-y="0.6008in">
              <dc:date>2015-04-20T00:00:00</dc:date>
              <text:p text:style-name="P1"><text:span text:style-name="T1">Nghỉ buổi chiều có việc nhà đột xuất</text:span></text:p>
            </office:annotation>
            <text:p>1</text:p>
          </table:table-cell>
          <table:table-cell table:number-columns-repeated="5" table:style-name="ce83" office:value-type="float" office:value="0.5">
            <text:p>0.5</text:p>
          </table:table-cell>
          <table:table-cell table:style-name="ce83"/>
          <table:table-cell table:style-name="ce83" office:value-type="float" office:value="0.5">
            <text:p>0.5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79" table:formula="of:=SUM([.D19:.AG19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1" svg:width="1.1413in" svg:height="0.2346in" svg:x="5.5142in" svg:y="3.8106in" draw:caption-point-x="-0.2402in" draw:caption-point-y="0.6079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1" svg:width="1.1413in" svg:height="0.2346in" svg:x="9.9476in" svg:y="3.8181in" draw:caption-point-x="-0.2402in" draw:caption-point-y="0.6004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inhHA</text:p>
          </table:table-cell>
          <table:table-cell table:style-name="ce79" table:formula="of:=SUM([.D20:.AG20])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2.928in" svg:y="4.0555in" draw:caption-point-x="-0.2402in" draw:caption-point-y="0.6106in">
              <dc:date>2015-04-02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V</text:p>
          </table:table-cell>
          <table:table-cell table:style-name="ce79" table:formula="of:=SUM([.D21:.AG21])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1.0559in" svg:y="4.3161in" draw:caption-point-x="-0.2402in" draw:caption-point-y="0.5976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guyenHTT</text:p>
          </table:table-cell>
          <table:table-cell table:style-name="ce79" table:formula="of:=SUM([.D22:.AG22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6" draw:text-style-name="P1" svg:width="1.1413in" svg:height="0.2346in" svg:x="5.5142in" svg:y="4.5535in" draw:caption-point-x="-0.2402in" draw:caption-point-y="0.6079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M</text:p>
          </table:table-cell>
          <table:table-cell table:style-name="ce79" table:formula="of:=SUM([.D23:.AG23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1" svg:width="1.1413in" svg:height="0.3902in" svg:x="4.4059in" svg:y="4.8in" draw:caption-point-x="-0.2402in" draw:caption-point-y="0.6091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V</text:p>
          </table:table-cell>
          <table:table-cell table:style-name="ce79" table:formula="of:=SUM([.D24:.AG24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6" draw:text-style-name="P1" svg:width="1.1413in" svg:height="0.2346in" svg:x="11.0559in" svg:y="5.0591in" draw:caption-point-x="-0.2402in" draw:caption-point-y="0.5976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chBK</text:p>
          </table:table-cell>
          <table:table-cell table:style-name="ce79" table:formula="of:=SUM([.D25:.AG25])" office:value-type="float" office:value="3.5">
            <text:p>3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1" svg:width="1.1413in" svg:height="0.2346in" svg:x="5.5142in" svg:y="5.2984in" draw:caption-point-x="-0.2402in" draw:caption-point-y="0.6063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5.3in" draw:caption-point-x="-0.2402in" draw:caption-point-y="0.6047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8.1004in" svg:y="5.3024in" draw:caption-point-x="-0.2402in" draw:caption-point-y="0.6024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10.3169in" svg:y="5.3059in" draw:caption-point-x="-0.2402in" draw:caption-point-y="0.5988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/>
          <table:table-cell table:style-name="ce83" office:value-type="float" office:value="1">
            <office:annotation draw:style-name="gr4" draw:text-style-name="P1" svg:width="1.1413in" svg:height="0.3902in" svg:x="12.1642in" svg:y="5.3087in" draw:caption-point-x="-0.2402in" draw:caption-point-y="0.5961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DTH</text:p>
          </table:table-cell>
          <table:table-cell table:style-name="ce79" table:formula="of:=SUM([.D26:.AG26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1" svg:width="1.1413in" svg:height="0.5457in" svg:x="4.4059in" svg:y="5.5441in" draw:caption-point-x="-0.2402in" draw:caption-point-y="0.6083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4.7752in" svg:y="5.5441in" draw:caption-point-x="-0.2402in" draw:caption-point-y="0.6083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1449in" svg:y="5.5441in" draw:caption-point-x="-0.2402in" draw:caption-point-y="0.6083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5142in" svg:y="5.5441in" draw:caption-point-x="-0.2402in" draw:caption-point-y="0.6083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8835in" svg:y="5.5441in" draw:caption-point-x="-0.2402in" draw:caption-point-y="0.6083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3" draw:text-style-name="P1" svg:width="1.1413in" svg:height="0.7012in" svg:x="6.9921in" svg:y="5.5476in" draw:caption-point-x="-0.2402in" draw:caption-point-y="0.6047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TP</text:p>
          </table:table-cell>
          <table:table-cell table:style-name="ce79" table:formula="of:=SUM([.D27:.AG27])" office:value-type="float" office:value="2">
            <text:p>2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3.2976in" svg:y="5.7898in" draw:caption-point-x="-0.2402in" draw:caption-point-y="0.6102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1" svg:width="1.1413in" svg:height="0.7012in" svg:x="4.7752in" svg:y="5.7988in" draw:caption-point-x="-0.2402in" draw:caption-point-y="0.6012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5.7953in" draw:caption-point-x="-0.2402in" draw:caption-point-y="0.6047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7.7307in" svg:y="5.7969in" draw:caption-point-x="-0.2402in" draw:caption-point-y="0.6031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mDT</text:p>
          </table:table-cell>
          <table:table-cell table:style-name="ce79" table:formula="of:=SUM([.D28:.AG28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1" svg:width="1.1413in" svg:height="0.2346in" svg:x="5.8835in" svg:y="6.0409in" draw:caption-point-x="-0.2402in" draw:caption-point-y="0.6067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1" svg:width="1.1413in" svg:height="0.2346in" svg:x="6.9921in" svg:y="6.0409in" draw:caption-point-x="-0.2402in" draw:caption-point-y="0.6067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0.6866in" svg:y="6.0496in" draw:caption-point-x="-0.2402in" draw:caption-point-y="0.598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ieuNV</text:p>
          </table:table-cell>
          <table:table-cell table:style-name="ce79" table:formula="of:=SUM([.D29:.AG29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nhT</text:p>
          </table:table-cell>
          <table:table-cell table:style-name="ce79" table:formula="of:=SUM([.D30:.AG30])" office:value-type="float" office:value="0">
            <text:p>0</text:p>
          </table:table-cell>
          <table:table-cell table:style-name="ce83" table:number-columns-repeated="1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uyLTT</text:p>
          </table:table-cell>
          <table:table-cell table:style-name="ce79" table:formula="of:=SUM([.D31:.AG31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1" svg:width="1.1413in" svg:height="0.2346in" svg:x="11.4252in" svg:y="6.7941in" draw:caption-point-x="-0.2402in" draw:caption-point-y="0.5965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83"/>
          <table:table-cell table:style-name="ce83" office:value-type="float" office:value="1">
            <office:annotation draw:style-name="gr6" draw:text-style-name="P1" svg:width="1.1413in" svg:height="0.2346in" svg:x="12.1642in" svg:y="6.7945in" draw:caption-point-x="-0.2402in" draw:caption-point-y="0.5961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uanND</text:p>
          </table:table-cell>
          <table:table-cell table:style-name="ce79" table:formula="of:=SUM([.D32:.AG32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VietBA</text:p>
          </table:table-cell>
          <table:table-cell table:style-name="ce79" table:formula="of:=SUM([.D33:.AG33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VietTH</text:p>
          </table:table-cell>
          <table:table-cell table:style-name="ce79" table:formula="of:=SUM([.D34:.AG34])" office:value-type="float" office:value="1"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1" svg:width="1.1413in" svg:height="0.2346in" svg:x="3.2976in" svg:y="7.5248in" draw:caption-point-x="-0.2402in" draw:caption-point-y="0.6091in">
              <dc:date>2015-04-03T00:00:00</dc:date>
              <text:p text:style-name="P1"><text:span text:style-name="T1">Bị ốm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VuNA</text:p>
          </table:table-cell>
          <table:table-cell table:style-name="ce79" table:formula="of:=SUM([.D35:.AG35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2" table:number-rows-repeated="65404">
          <table:table-cell table:style-name="ce42" table:number-columns-repeated="985"/>
          <table:table-cell table:number-columns-repeated="20"/>
        </table:table-row>
        <table:table-row table:style-name="ro2" table:number-rows-repeated="983136">
          <table:table-cell table:number-columns-repeated="1005"/>
        </table:table-row>
        <table:table-row table:style-name="ro2"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4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074</meta:editing-cycles>
    <meta:editing-duration>P6DT3H41M31S</meta:editing-duration>
    <meta:generator>OpenOffice/4.1.1$Win32 OpenOffice.org_project/411m6$Build-9775</meta:generator>
    <dc:date>2015-08-12T09:46:00.28</dc:date>
    <meta:document-statistic meta:table-count="7" meta:cell-count="3121" meta:object-count="0"/>
    <meta:user-defined meta:name="Info 1"/>
    <meta:user-defined meta:name="Info 2"/>
    <meta:user-defined meta:name="Info 3"/>
    <meta:user-defined meta:name="Info 4"/>
  </office:meta>
</office:document-meta>
</file>